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2.048cm" fo:min-width="2.33cm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0.988cm" fo:min-width="0.738cm"/>
      <style:paragraph-properties style:writing-mode="lr-tb"/>
    </style:style>
    <style:style style:name="gr3" style:family="graphic" style:parent-style-name="objectwithoutfill">
      <style:graphic-properties svg:stroke-color="#000000" draw:marker-end="Pontas_20_das_20_setas_20_3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Pontas_20_das_20_setas_20_4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Pontas_20_das_20_setas_20_5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Pontas_20_das_20_setas_20_6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Pontas_20_das_20_setas_20_9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Pontas_20_das_20_setas_20_10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Pontas_20_das_20_setas_20_11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Pontas_20_das_20_setas_20_13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Pontas_20_das_20_setas_20_14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Pontas_20_das_20_setas_20_17" draw:marker-end-width="0.3cm" svg:stroke-linecap="square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4" style:family="graphic" style:parent-style-name="objectwithoutfill">
      <style:graphic-properties svg:stroke-color="#000000" draw:marker-end="Pontas_20_das_20_setas_20_18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2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2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19cm"/>
      <style:paragraph-properties style:writing-mode="lr-tb"/>
    </style:style>
    <style:style style:name="gr24" style:family="graphic" style:parent-style-name="objectwithoutfill">
      <style:graphic-properties svg:stroke-color="#000000" draw:marker-end="Pontas_20_das_20_setas_20_19" draw:marker-end-width="0.3cm" draw:fill="none" draw:textarea-vertical-align="middle"/>
    </style:style>
    <style:style style:name="gr25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696cm" fo:min-width="1.79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8" style:family="graphic" style:parent-style-name="objectwithoutfill">
      <style:graphic-properties svg:stroke-color="#000000" draw:marker-end="Pontas_20_das_20_setas_20_20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71cm"/>
      <style:paragraph-properties style:writing-mode="lr-tb"/>
    </style:style>
    <style:style style:name="gr30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518cm" fo:min-width="1.976cm"/>
      <style:paragraph-properties style:writing-mode="lr-tb"/>
    </style:style>
    <style:style style:name="gr31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518cm" fo:min-width="1.798cm"/>
      <style:paragraph-properties style:writing-mode="lr-tb"/>
    </style:style>
    <style:style style:name="gr32" style:family="graphic" style:parent-style-name="objectwithoutfill">
      <style:graphic-properties svg:stroke-color="#000000" draw:marker-end="Pontas_20_das_20_setas_20_22" draw:marker-end-width="0.3cm" draw:fill="none" draw:textarea-vertical-align="middle"/>
    </style:style>
    <style:style style:name="gr33" style:family="graphic" style:parent-style-name="objectwithoutfill">
      <style:graphic-properties svg:stroke-color="#000000" draw:marker-end="Pontas_20_das_20_setas_20_23" draw:marker-end-width="0.3cm" draw:fill="none" draw:textarea-vertical-align="middle"/>
    </style:style>
    <style:style style:name="gr34" style:family="graphic" style:parent-style-name="objectwithoutfill">
      <style:graphic-properties svg:stroke-color="#000000" draw:marker-end="Pontas_20_das_20_setas_20_24" draw:marker-end-width="0.3cm" draw:fill="none" draw:textarea-vertical-align="middle"/>
    </style:style>
    <style:style style:name="gr35" style:family="graphic" style:parent-style-name="objectwithoutfill">
      <style:graphic-properties svg:stroke-color="#000000" draw:marker-end="Pontas_20_das_20_setas_20_25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23cm"/>
      <style:paragraph-properties style:writing-mode="lr-tb"/>
    </style:style>
    <style:style style:name="gr37" style:family="graphic" style:parent-style-name="objectwithoutfill">
      <style:graphic-properties svg:stroke-color="#000000" draw:marker-end="Pontas_20_das_20_setas_20_27" draw:marker-end-width="0.3cm" draw:fill="none" draw:textarea-vertical-align="middle"/>
    </style:style>
    <style:style style:name="gr38" style:family="graphic" style:parent-style-name="objectwithoutfill">
      <style:graphic-properties svg:stroke-color="#000000" draw:marker-end="Pontas_20_das_20_setas_20_28" draw:marker-end-width="0.3cm" draw:fill="none" draw:textarea-vertical-align="middle"/>
    </style:style>
    <style:style style:name="gr39" style:family="graphic" style:parent-style-name="objectwithoutfill">
      <style:graphic-properties svg:stroke-color="#000000" draw:marker-end="Pontas_20_das_20_setas_20_29" draw:marker-end-width="0.3cm" draw:fill="none" draw:textarea-vertical-align="middle"/>
    </style:style>
    <style:style style:name="gr40" style:family="graphic" style:parent-style-name="objectwithoutfill">
      <style:graphic-properties svg:stroke-color="#000000" draw:marker-end="Pontas_20_das_20_setas_20_31" draw:marker-end-width="0.3cm" draw:fill="none" draw:textarea-vertical-align="middle"/>
    </style:style>
    <style:style style:name="gr41" style:family="graphic" style:parent-style-name="objectwithoutfill">
      <style:graphic-properties svg:stroke-color="#000000" draw:marker-end="Pontas_20_das_20_setas_20_32" draw:marker-end-width="0.3cm" draw:fill="none" draw:textarea-vertical-align="middle"/>
    </style:style>
    <style:style style:name="gr42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518cm" fo:min-width="1.446cm"/>
      <style:paragraph-properties style:writing-mode="lr-tb"/>
    </style:style>
    <style:style style:name="gr43" style:family="graphic" style:parent-style-name="objectwithoutfill">
      <style:graphic-properties svg:stroke-color="#000000" draw:marker-end="Pontas_20_das_20_setas_20_33" draw:marker-end-width="0.3cm" draw:fill="none" draw:textarea-vertical-align="middle"/>
    </style:style>
    <style:style style:name="gr44" style:family="graphic" style:parent-style-name="objectwithoutfill">
      <style:graphic-properties svg:stroke-color="#000000" draw:marker-end="Pontas_20_das_20_setas_20_34" draw:marker-end-width="0.3cm" draw:fill="none" draw:textarea-vertical-align="middle"/>
    </style:style>
    <style:style style:name="gr45" style:family="graphic" style:parent-style-name="objectwithoutfill">
      <style:graphic-properties svg:stroke-color="#000000" draw:marker-end="Pontas_20_das_20_setas_20_35" draw:marker-end-width="0.3cm" draw:fill="none" draw:textarea-vertical-align="middle"/>
    </style:style>
    <style:style style:name="gr46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342cm" fo:min-width="1.268cm"/>
      <style:paragraph-properties style:writing-mode="lr-tb"/>
    </style:style>
    <style:style style:name="gr47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164cm" fo:min-width="1.268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13cm"/>
      <style:paragraph-properties style:writing-mode="lr-tb"/>
    </style:style>
    <style:style style:name="gr49" style:family="graphic" style:parent-style-name="objectwithoutfill">
      <style:graphic-properties svg:stroke-color="#000000" draw:marker-end="Pontas_20_das_20_setas_20_38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51" style:family="graphic" style:parent-style-name="standard">
      <style:graphic-properties svg:stroke-color="#000000" draw:fill="none" loext:fill-use-slide-background="false" draw:opacity="100%" draw:textarea-horizontal-align="justify" draw:textarea-vertical-align="middle" draw:auto-grow-height="false" fo:min-height="1.518cm" fo:min-width="1.268cm"/>
      <style:paragraph-properties style:writing-mode="lr-tb"/>
    </style:style>
    <style:style style:name="gr52" style:family="graphic" style:parent-style-name="objectwithoutfill">
      <style:graphic-properties svg:stroke-color="#000000" draw:marker-end="Pontas_20_das_20_setas_20_41" draw:marker-end-width="0.3cm" draw:fill="none" draw:textarea-vertical-align="middle"/>
    </style:style>
    <style:style style:name="gr53" style:family="graphic" style:parent-style-name="objectwithoutfill">
      <style:graphic-properties svg:stroke-color="#000000" draw:marker-end="Pontas_20_das_20_setas_20_43" draw:marker-end-width="0.3cm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52cm"/>
      <style:paragraph-properties style:writing-mode="lr-tb"/>
    </style:style>
    <style:style style:name="gr56" style:family="graphic" style:parent-style-name="objectwithoutfill">
      <style:graphic-properties svg:stroke-color="#000000" draw:marker-end="Pontas_20_das_20_setas_20_44" draw:marker-end-width="0.3cm" draw:fill="none" draw:textarea-vertical-align="middle"/>
    </style:style>
    <style:style style:name="gr57" style:family="graphic" style:parent-style-name="objectwithoutfill">
      <style:graphic-properties svg:stroke-color="#000000" draw:marker-end="Pontas_20_das_20_setas_20_46" draw:marker-end-width="0.3cm" draw:fill="none" draw:textarea-vertical-align="middle"/>
    </style:style>
    <style:style style:name="gr58" style:family="graphic" style:parent-style-name="objectwithoutfill">
      <style:graphic-properties svg:stroke-color="#000000" draw:marker-end="Pontas_20_das_20_setas_20_47" draw:marker-end-width="0.3cm" draw:fill="none" draw:textarea-vertical-align="middle"/>
    </style:style>
    <style:style style:name="gr59" style:family="graphic" style:parent-style-name="objectwithoutfill">
      <style:graphic-properties svg:stroke-color="#000000" draw:marker-end="Pontas_20_das_20_setas_20_48" draw:marker-end-width="0.3cm" draw:fill="none" draw:textarea-vertical-align="middle"/>
    </style:style>
    <style:style style:name="gr60" style:family="graphic" style:parent-style-name="objectwithoutfill">
      <style:graphic-properties svg:stroke-color="#000000" draw:marker-end="Pontas_20_das_20_setas_20_50" draw:marker-end-width="0.3cm" draw:fill="none" draw:textarea-vertical-align="middle"/>
    </style:style>
    <style:style style:name="gr61" style:family="graphic" style:parent-style-name="objectwithoutfill">
      <style:graphic-properties svg:stroke-color="#000000" draw:marker-end="Pontas_20_das_20_setas_20_51" draw:marker-end-width="0.3cm" draw:fill="none" draw:textarea-vertical-align="middle"/>
    </style:style>
    <style:style style:name="gr62" style:family="graphic" style:parent-style-name="objectwithoutfill">
      <style:graphic-properties svg:stroke-color="#000000" draw:marker-end="Pontas_20_das_20_setas_20_52" draw:marker-end-width="0.3cm" draw:fill="none" draw:textarea-vertical-align="middle"/>
    </style:style>
    <style:style style:name="gr63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3cm" fo:min-width="7.507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.436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08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.83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101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9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3cm" fo:min-width="7.258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.711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329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96cm"/>
      <style:paragraph-properties style:writing-mode="lr-tb"/>
    </style:style>
    <style:style style:name="gr74" style:family="graphic" style:parent-style-name="standard">
      <style:graphic-properties svg:stroke-color="#000000" draw:fill-color="#ffffff" draw:textarea-horizontal-align="justify" draw:textarea-vertical-align="middle" draw:auto-grow-height="false" fo:min-height="3.5cm" fo:min-width="10.2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175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46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6cm"/>
      <style:paragraph-properties style:writing-mode="lr-tb"/>
    </style:style>
    <style:style style:name="gr78" style:family="graphic" style:parent-style-name="objectwithoutfill">
      <style:graphic-properties svg:stroke-color="#000000" draw:marker-end="Pontas_20_das_20_setas_20_53" draw:marker-end-width="0.3cm" draw:fill="none" draw:fill-color="#729fcf" draw:textarea-vertical-align="middle"/>
    </style:style>
    <style:style style:name="gr79" style:family="graphic" style:parent-style-name="objectwithoutfill">
      <style:graphic-properties svg:stroke-color="#000000" draw:marker-end="Pontas_20_das_20_setas_20_55" draw:marker-end-width="0.3cm" draw:fill="none" draw:fill-color="#729fcf" draw:textarea-vertical-align="middle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5.75cm"/>
      <style:paragraph-properties style:writing-mode="lr-tb"/>
    </style:style>
    <style:style style:name="gr81" style:family="graphic" style:parent-style-name="objectwithoutfill">
      <style:graphic-properties svg:stroke-color="#000000" draw:marker-end="Pontas_20_das_20_setas_20_56" draw:marker-end-width="0.3cm" draw:fill="none" draw:fill-color="#729fcf" draw:textarea-vertical-align="middle"/>
    </style:style>
    <style:style style:name="gr82" style:family="graphic" style:parent-style-name="objectwithoutfill">
      <style:graphic-properties svg:stroke-color="#000000" draw:marker-end="Pontas_20_das_20_setas_20_57" draw:marker-end-width="0.3cm" draw:fill="none" draw:fill-color="#729fcf" draw:textarea-vertical-align="middle"/>
    </style:style>
    <style:style style:name="gr83" style:family="graphic" style:parent-style-name="objectwithoutfill">
      <style:graphic-properties svg:stroke-color="#000000" draw:marker-end="Pontas_20_das_20_setas_20_58" draw:marker-end-width="0.3cm" draw:fill="none" draw:fill-color="#729fcf" draw:textarea-vertical-align="middle"/>
    </style:style>
    <style:style style:name="gr84" style:family="graphic" style:parent-style-name="objectwithoutfill">
      <style:graphic-properties svg:stroke-color="#000000" draw:marker-end="Pontas_20_das_20_setas_20_61" draw:marker-end-width="0.3cm" draw:fill="none" draw:fill-color="#729fcf" draw:textarea-vertical-align="middle"/>
    </style:style>
    <style:style style:name="gr85" style:family="graphic" style:parent-style-name="objectwithoutfill">
      <style:graphic-properties svg:stroke-color="#000000" draw:marker-end="Pontas_20_das_20_setas_20_64" draw:marker-end-width="0.3cm" draw:fill="none" draw:fill-color="#729fcf" draw:textarea-vertical-align="middle"/>
    </style:style>
    <style:style style:name="gr86" style:family="graphic" style:parent-style-name="objectwithoutfill">
      <style:graphic-properties svg:stroke-color="#000000" draw:marker-end="Pontas_20_das_20_setas_20_65" draw:marker-end-width="0.3cm" draw:fill="none" draw:fill-color="#729fcf" draw:textarea-vertical-align="middle"/>
    </style:style>
    <style:style style:name="gr87" style:family="graphic" style:parent-style-name="objectwithoutfill">
      <style:graphic-properties svg:stroke-color="#000000" draw:marker-end="Pontas_20_das_20_setas_20_66" draw:marker-end-width="0.3cm" draw:fill="none" draw:fill-color="#729fcf" draw:textarea-vertical-align="middle"/>
    </style:style>
    <style:style style:name="gr88" style:family="graphic" style:parent-style-name="objectwithoutfill">
      <style:graphic-properties svg:stroke-color="#000000" draw:marker-end="Pontas_20_das_20_setas_20_68" draw:marker-end-width="0.3cm" draw:fill="none" draw:fill-color="#729fcf" draw:textarea-vertical-align="middle"/>
    </style:style>
    <style:style style:name="gr89" style:family="graphic" style:parent-style-name="objectwithoutfill">
      <style:graphic-properties svg:stroke-color="#000000" draw:marker-end="Pontas_20_das_20_setas_20_70" draw:marker-end-width="0.3cm" draw:fill="none" draw:fill-color="#729fcf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.436cm"/>
      <style:paragraph-properties style:writing-mode="lr-tb"/>
    </style:style>
    <style:style style:name="gr91" style:family="graphic" style:parent-style-name="objectwithoutfill">
      <style:graphic-properties svg:stroke-color="#000000" draw:marker-end="Pontas_20_das_20_setas_20_72" draw:marker-end-width="0.3cm" draw:fill="none" draw:fill-color="#729fcf" draw:textarea-vertical-align="middle"/>
    </style:style>
    <style:style style:name="gr92" style:family="graphic" style:parent-style-name="objectwithoutfill">
      <style:graphic-properties svg:stroke-color="#000000" draw:marker-end="Pontas_20_das_20_setas_20_73" draw:marker-end-width="0.3cm" draw:fill="none" draw:fill-color="#729fcf" draw:textarea-vertical-align="middle"/>
    </style:style>
    <style:style style:name="gr93" style:family="graphic" style:parent-style-name="objectwithoutfill">
      <style:graphic-properties svg:stroke-color="#000000" draw:marker-end="Pontas_20_das_20_setas_20_74" draw:marker-end-width="0.3cm" draw:fill="none" draw:fill-color="#729fcf" draw:textarea-vertical-align="middle"/>
    </style:style>
    <style:style style:name="gr94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9.75cm"/>
      <style:paragraph-properties style:writing-mode="lr-tb"/>
    </style:style>
    <style:style style:name="gr95" style:family="graphic" style:parent-style-name="objectwithoutfill">
      <style:graphic-properties svg:stroke-color="#000000" draw:marker-start="" draw:marker-end="" draw:marker-end-width="0.3cm" draw:fill="none" draw:fill-color="#729fcf" draw:textarea-vertical-align="middle"/>
    </style:style>
    <style:style style:name="gr96" style:family="graphic" style:parent-style-name="objectwithoutfill">
      <style:graphic-properties svg:stroke-color="#000000" draw:marker-end="" draw:marker-end-width="0.3cm" draw:fill="none" draw:fill-color="#729fcf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293cm"/>
      <style:paragraph-properties style:writing-mode="lr-tb"/>
    </style:style>
    <style:style style:name="gr98" style:family="graphic" style:parent-style-name="objectwithoutfill">
      <style:graphic-properties svg:stroke-color="#000000" draw:marker-end="Pontas_20_das_20_setas_20_77" draw:marker-end-width="0.3cm" draw:fill="none" draw:fill-color="#729fcf" draw:textarea-vertical-align="middle"/>
    </style:style>
    <style:style style:name="gr99" style:family="graphic" style:parent-style-name="objectwithoutfill">
      <style:graphic-properties svg:stroke-color="#000000" draw:fill="none" draw:fill-color="#729fcf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01" style:family="graphic" style:parent-style-name="objectwithoutfill">
      <style:graphic-properties svg:stroke-color="#000000" draw:marker-end="Pontas_20_das_20_setas_20_78" draw:marker-end-width="0.3cm" draw:fill="none" draw:fill-color="#729fcf" draw:textarea-vertical-align="middl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861cm"/>
      <style:paragraph-properties style:writing-mode="lr-tb"/>
    </style:style>
    <style:style style:name="gr103" style:family="graphic" style:parent-style-name="objectwithoutfill">
      <style:graphic-properties svg:stroke-color="#000000" draw:marker-end="Pontas_20_das_20_setas_20_79" draw:marker-end-width="0.3cm" draw:fill="none" draw:fill-color="#729fcf" draw:textarea-vertical-align="middle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861cm"/>
      <style:paragraph-properties style:writing-mode="lr-tb"/>
    </style:style>
    <style:style style:name="gr106" style:family="graphic" style:parent-style-name="objectwithoutfill">
      <style:graphic-properties svg:stroke-color="#000000" draw:marker-end="Pontas_20_das_20_setas_20_80" draw:marker-end-width="0.3cm" draw:fill="none" draw:fill-color="#729fcf" draw:textarea-vertical-align="middle"/>
    </style:style>
    <style:style style:name="gr107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7cm"/>
      <style:paragraph-properties style:writing-mode="lr-tb"/>
    </style:style>
    <style:style style:name="gr108" style:family="graphic" style:parent-style-name="objectwithoutfill">
      <style:graphic-properties svg:stroke-color="#000000" draw:marker-end="Pontas_20_das_20_setas_20_81" draw:marker-end-width="0.3cm" draw:fill="none" draw:fill-color="#729fcf" draw:textarea-vertical-align="middle"/>
    </style:style>
    <style:style style:name="gr109" style:family="graphic" style:parent-style-name="objectwithoutfill">
      <style:graphic-properties svg:stroke-color="#000000" draw:marker-start="Pontas_20_das_20_setas_20_63" draw:marker-end="Pontas_20_das_20_setas_20_82" draw:marker-end-width="0.3cm" draw:fill="none" draw:fill-color="#729fcf" draw:textarea-vertical-align="middle"/>
    </style:style>
    <style:style style:name="gr110" style:family="graphic" style:parent-style-name="objectwithoutfill">
      <style:graphic-properties svg:stroke-color="#000000" draw:marker-start="Pontas_20_das_20_setas_20_63" draw:marker-end="Pontas_20_das_20_setas_20_84" draw:marker-end-width="0.3cm" draw:fill="none" draw:fill-color="#729fcf" draw:textarea-vertical-align="middl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657cm"/>
      <style:paragraph-properties style:writing-mode="lr-tb"/>
    </style:style>
    <style:style style:name="gr112" style:family="graphic" style:parent-style-name="objectwithoutfill">
      <style:graphic-properties svg:stroke-color="#000000" draw:marker-end="Pontas_20_das_20_setas_20_85" draw:marker-end-width="0.3cm" draw:fill="none" draw:fill-color="#729fcf" draw:textarea-vertical-align="middle"/>
    </style:style>
    <style:style style:name="gr113" style:family="graphic" style:parent-style-name="objectwithoutfill">
      <style:graphic-properties svg:stroke-color="#000000" draw:marker-end="Pontas_20_das_20_setas_20_86" draw:marker-end-width="0.3cm" draw:fill="none" draw:fill-color="#729fcf" draw:textarea-vertical-align="middle"/>
    </style:style>
    <style:style style:name="gr114" style:family="graphic" style:parent-style-name="objectwithoutfill">
      <style:graphic-properties svg:stroke-color="#000000" draw:marker-end="Pontas_20_das_20_setas_20_87" draw:marker-end-width="0.3cm" draw:fill="none" draw:fill-color="#729fcf" draw:textarea-vertical-align="middle"/>
    </style:style>
    <style:style style:name="gr115" style:family="graphic" style:parent-style-name="objectwithoutfill">
      <style:graphic-properties svg:stroke-color="#000000" draw:marker-end="Pontas_20_das_20_setas_20_88" draw:marker-end-width="0.3cm" draw:fill="none" draw:fill-color="#729fcf" draw:textarea-vertical-align="middle"/>
    </style:style>
    <style:style style:name="gr116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12.25cm" fo:min-width="17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7cm"/>
      <style:paragraph-properties style:writing-mode="lr-tb"/>
    </style:style>
    <style:style style:name="gr118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15cm" fo:min-width="17.25cm"/>
    </style:style>
    <style:style style:name="gr119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24.75cm" fo:min-width="14.75cm"/>
      <style:paragraph-properties style:writing-mode="lr-tb"/>
    </style:style>
    <style:style style:name="gr120" style:family="graphic" style:parent-style-name="objectwithoutfill">
      <style:graphic-properties svg:stroke-color="#000000" draw:marker-end="Pontas_20_das_20_setas_20_90" draw:marker-end-width="0.3cm" draw:fill="none" draw:fill-color="#729fcf" draw:textarea-vertical-align="middle"/>
    </style:style>
    <style:style style:name="gr121" style:family="graphic" style:parent-style-name="objectwithoutfill">
      <style:graphic-properties svg:stroke-color="#000000" draw:marker-end="Pontas_20_das_20_setas_20_91" draw:marker-end-width="0.3cm" draw:fill="none" draw:fill-color="#729fcf" draw:textarea-vertical-align="middle"/>
    </style:style>
    <style:style style:name="gr122" style:family="graphic" style:parent-style-name="objectwithoutfill">
      <style:graphic-properties svg:stroke-color="#000000" draw:marker-end="Pontas_20_das_20_setas_20_92" draw:marker-end-width="0.3cm" draw:fill="none" draw:fill-color="#729fcf" draw:textarea-vertical-align="middle"/>
    </style:style>
    <style:style style:name="gr123" style:family="graphic" style:parent-style-name="objectwithoutfill">
      <style:graphic-properties svg:stroke-color="#000000" draw:marker-end="Pontas_20_das_20_setas_20_93" draw:marker-end-width="0.3cm" draw:fill="none" draw:fill-color="#729fcf" draw:textarea-vertical-align="middle"/>
    </style:style>
    <style:style style:name="gr124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3cm" fo:min-width="11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031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115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884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909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545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8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04cm"/>
      <style:paragraph-properties style:writing-mode="lr-tb"/>
    </style:style>
    <style:style style:name="gr133" style:family="graphic" style:parent-style-name="standard">
      <style:graphic-properties svg:stroke-color="#000000" draw:textarea-vertical-align="middle"/>
    </style:style>
    <style:style style:name="gr134" style:family="graphic" style:parent-style-name="objectwithoutfill">
      <style:graphic-properties svg:stroke-color="#000000" draw:marker-end="Pontas_20_das_20_setas_20_94" draw:marker-end-width="0.3cm" draw:fill="none" draw:textarea-vertical-align="middle"/>
    </style:style>
    <style:style style:name="gr135" style:family="graphic" style:parent-style-name="objectwithoutfill">
      <style:graphic-properties svg:stroke-color="#000000" draw:marker-end="Pontas_20_das_20_setas_20_95" draw:marker-end-width="0.3cm" draw:fill="none" draw:textarea-vertical-align="middle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43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26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655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888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093cm"/>
      <style:paragraph-properties style:writing-mode="lr-tb"/>
    </style:style>
    <style:style style:name="gr141" style:family="graphic" style:parent-style-name="objectwithoutfill">
      <style:graphic-properties svg:stroke-color="#000000" draw:marker-end="Pontas_20_das_20_setas_20_96" draw:marker-end-width="0.3cm" draw:fill="none" draw:textarea-vertical-align="middle"/>
    </style:style>
    <style:style style:name="gr14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43" style:family="graphic" style:parent-style-name="objectwithoutfill">
      <style:graphic-properties svg:stroke-color="#000000" draw:marker-end="Pontas_20_das_20_setas_20_97" draw:marker-end-width="0.3cm" draw:fill="none" draw:textarea-vertical-align="middle"/>
    </style:style>
    <style:style style:name="gr144" style:family="graphic" style:parent-style-name="objectwithoutfill">
      <style:graphic-properties svg:stroke-color="#000000" draw:marker-end="Pontas_20_das_20_setas_20_98" draw:marker-end-width="0.3cm" draw:fill="none" draw:textarea-vertical-align="middle"/>
    </style:style>
    <style:style style:name="gr145" style:family="graphic" style:parent-style-name="objectwithoutfill">
      <style:graphic-properties svg:stroke-color="#000000" draw:marker-end="Pontas_20_das_20_setas_20_99" draw:marker-end-width="0.3cm" draw:fill="none" draw:textarea-vertical-align="middle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53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49" style:family="graphic" style:parent-style-name="objectwithoutfill">
      <style:graphic-properties svg:stroke-color="#000000" draw:marker-end="Pontas_20_das_20_setas_20_100" draw:marker-end-width="0.3cm" draw:fill="none" draw:textarea-vertical-align="middle"/>
    </style:style>
    <style:style style:name="gr150" style:family="graphic" style:parent-style-name="objectwithoutfill">
      <style:graphic-properties svg:stroke-color="#000000" draw:marker-end="Pontas_20_das_20_setas_20_102" draw:marker-end-width="0.3cm" draw:fill="none" draw:textarea-vertical-align="middle"/>
    </style:style>
    <style:style style:name="gr151" style:family="graphic" style:parent-style-name="standard">
      <style:graphic-properties svg:stroke-color="#000000" draw:fill-color="#ffffff" draw:textarea-horizontal-align="justify" draw:textarea-vertical-align="middle" draw:auto-grow-height="false" fo:min-height="3.5cm" fo:min-width="5.75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617cm"/>
      <style:paragraph-properties style:writing-mode="lr-tb"/>
    </style:style>
    <style:style style:name="gr153" style:family="graphic" style:parent-style-name="objectwithoutfill">
      <style:graphic-properties svg:stroke-color="#000000" draw:marker-end="Pontas_20_das_20_setas_20_103" draw:marker-end-width="0.3cm" draw:fill="none" draw:textarea-vertical-align="middle"/>
    </style:style>
    <style:style style:name="gr154" style:family="graphic" style:parent-style-name="objectwithoutfill">
      <style:graphic-properties svg:stroke-color="#000000" draw:marker-end="Pontas_20_das_20_setas_20_104" draw:marker-end-width="0.3cm" draw:fill="none" draw:textarea-vertical-align="middle"/>
    </style:style>
    <style:style style:name="gr155" style:family="graphic" style:parent-style-name="objectwithoutfill">
      <style:graphic-properties svg:stroke-color="#000000" draw:marker-end="Pontas_20_das_20_setas_20_105" draw:marker-end-width="0.3cm" draw:fill="none" draw:textarea-vertical-align="middle"/>
    </style:style>
    <style:style style:name="gr156" style:family="graphic" style:parent-style-name="objectwithoutfill">
      <style:graphic-properties svg:stroke-color="#000000" draw:marker-end="Pontas_20_das_20_setas_20_106" draw:marker-end-width="0.3cm" draw:fill="none" draw:textarea-vertical-align="middle"/>
    </style:style>
    <style:style style:name="gr157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3.75cm"/>
      <style:paragraph-properties style:writing-mode="lr-tb"/>
    </style:style>
    <style:style style:name="gr158" style:family="graphic" style:parent-style-name="objectwithoutfill">
      <style:graphic-properties svg:stroke-color="#000000" draw:marker-end="Pontas_20_das_20_setas_20_107" draw:marker-end-width="0.3cm" draw:fill="none" draw:textarea-vertical-align="middle"/>
    </style:style>
    <style:style style:name="gr159" style:family="graphic" style:parent-style-name="objectwithoutfill">
      <style:graphic-properties svg:stroke-color="#000000" draw:marker-end="Pontas_20_das_20_setas_20_108" draw:marker-end-width="0.3cm" draw:fill="none" draw:textarea-vertical-align="middle"/>
    </style:style>
    <style:style style:name="gr160" style:family="graphic" style:parent-style-name="objectwithoutfill">
      <style:graphic-properties svg:stroke-color="#000000" draw:marker-end="Pontas_20_das_20_setas_20_109" draw:marker-end-width="0.3cm" draw:fill="none" draw:textarea-vertical-align="middle"/>
    </style:style>
    <style:style style:name="gr161" style:family="graphic" style:parent-style-name="objectwithoutfill">
      <style:graphic-properties svg:stroke-color="#000000" draw:marker-end="Pontas_20_das_20_setas_20_110" draw:marker-end-width="0.3cm" draw:fill="none" draw:textarea-vertical-align="middle"/>
    </style:style>
    <style:style style:name="gr162" style:family="graphic" style:parent-style-name="objectwithoutfill">
      <style:graphic-properties svg:stroke-color="#000000" draw:marker-end="Pontas_20_das_20_setas_20_111" draw:marker-end-width="0.3cm" draw:fill="none" draw:textarea-vertical-align="middle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opacity="100%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none" draw:opacity="100%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0pt" fo:font-weight="normal" style:font-size-asian="12pt" style:font-weight-asian="normal" style:font-size-complex="12pt" style:font-weight-complex="normal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9pt" style:font-size-asian="12pt" style:font-size-complex="12pt"/>
    </style:style>
    <style:style style:name="P17" style:family="paragraph">
      <style:paragraph-properties fo:text-align="center" style:writing-mode="lr-tb"/>
      <style:text-properties fo:font-size="15pt" style:font-size-asian="15pt" style:font-size-complex="15pt"/>
    </style:style>
    <style:style style:name="P18" style:family="paragraph">
      <loext:graphic-properties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19" style:family="paragraph">
      <loext:graphic-properties draw:fill="none" draw:fill-color="#ffffff"/>
      <style:paragraph-properties style:writing-mode="lr-tb"/>
      <style:text-properties fo:font-size="11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21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22" style:family="paragraph">
      <loext:graphic-properties draw:fill="none" draw:fill-color="#729fcf"/>
      <style:paragraph-properties fo:text-align="center"/>
      <style:text-properties fo:font-size="11pt"/>
    </style:style>
    <style:style style:name="P23" style:family="paragraph">
      <loext:graphic-properties draw:fill="none" draw:fill-color="#729fcf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="none" draw:fill-color="#729fcf"/>
      <style:paragraph-properties fo:text-align="center"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8" style:family="paragraph">
      <style:paragraph-properties fo:text-align="center" style:writing-mode="lr-tb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font-weight="normal" style:font-size-asian="12pt" style:font-weight-asian="normal" style:font-size-complex="12pt" style:font-weight-complex="normal"/>
    </style:style>
    <style:style style:name="T9" style:family="text">
      <style:text-properties fo:font-size="9pt" style:font-size-asian="12pt" style:font-size-complex="12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1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4cm" svg:height="3.25cm" svg:x="1.25cm" svg:y="1.5cm">
          <text:p text:style-name="P1"><text:span text:style-name="T1">S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75cm" svg:height="1.75cm" svg:x="7.25cm" svg:y="3.75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5.25cm" svg:y1="3.125cm" svg:x2="7.25cm" svg:y2="4.625cm" draw:start-shape="id1" draw:start-glue-point="10" draw:end-shape="id2" draw:end-glue-point="6" svg:d="M5250 3125c1501 0 502 1500 2000 1500" svg:viewBox="0 0 2001 1501">
          <text:p/>
        </draw:connector>
        <draw:custom-shape draw:style-name="gr2" draw:text-style-name="P2" xml:id="id3" draw:id="id3" draw:layer="layout" svg:width="1.75cm" svg:height="1.75cm" svg:x="12.75cm" svg:y="3.75cm">
          <text:p text:style-name="P1"><text:span text:style-name="T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75cm" svg:height="1.75cm" svg:x="16.25cm" svg:y="7.75cm">
          <text:p text:style-name="P1"><text:span text:style-name="T1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75cm" svg:height="1.75cm" svg:x="10cm" svg:y="7.75cm">
          <text:p text:style-name="P1"><text:span text:style-name="T1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75cm" svg:height="1.75cm" svg:x="4.25cm" svg:y="7.75cm">
          <text:p text:style-name="P1"><text:span text:style-name="T1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75cm" svg:height="1.75cm" svg:x="10cm" svg:y="11.25cm">
          <text:p text:style-name="P1"><text:span text:style-name="T1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75cm" svg:height="1.75cm" svg:x="16cm" svg:y="11.25cm">
          <text:p text:style-name="P1"><text:span text:style-name="T1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9cm" svg:y1="4.625cm" svg:x2="12.75cm" svg:y2="4.625cm" draw:start-shape="id2" draw:start-glue-point="10" draw:end-shape="id3" draw:end-glue-point="6" svg:d="M9000 4625h3750" svg:viewBox="0 0 3751 1">
          <text:p/>
        </draw:connector>
        <draw:connector draw:style-name="gr5" draw:text-style-name="P3" draw:layer="layout" draw:type="curve" svg:x1="14.5cm" svg:y1="4.625cm" svg:x2="17.125cm" svg:y2="7.75cm" draw:start-shape="id3" draw:start-glue-point="10" draw:end-shape="id4" draw:end-glue-point="4" svg:d="M14500 4625c1750 0 2625 1041 2625 3125" svg:viewBox="0 0 2626 3126">
          <text:p/>
        </draw:connector>
        <draw:connector draw:style-name="gr6" draw:text-style-name="P3" draw:layer="layout" draw:type="curve" draw:line-skew="0.219cm" svg:x1="13.625cm" svg:y1="5.5cm" svg:x2="11.494cm" svg:y2="8.006cm" draw:start-shape="id3" draw:start-glue-point="8" draw:end-shape="id5" draw:end-glue-point="11" svg:d="M13625 5500c0 2017-2131 765-2131 2506" svg:viewBox="0 0 2132 2507">
          <text:p/>
        </draw:connector>
        <draw:connector draw:style-name="gr7" draw:text-style-name="P3" draw:layer="layout" draw:type="curve" svg:x1="16.25cm" svg:y1="8.625cm" svg:x2="11.75cm" svg:y2="8.625cm" draw:start-shape="id4" draw:start-glue-point="6" draw:end-shape="id5" draw:end-glue-point="10" svg:d="M16250 8625h-4500" svg:viewBox="0 0 4501 1">
          <text:p/>
        </draw:connector>
        <draw:connector draw:style-name="gr8" draw:text-style-name="P3" draw:layer="layout" draw:type="curve" svg:x1="10.875cm" svg:y1="9.5cm" svg:x2="10.875cm" svg:y2="11.25cm" draw:start-shape="id5" draw:start-glue-point="8" draw:end-shape="id6" draw:end-glue-point="4" svg:d="M10875 9500v1750" svg:viewBox="0 0 1 1751">
          <text:p/>
        </draw:connector>
        <draw:connector draw:style-name="gr9" draw:text-style-name="P3" draw:layer="layout" draw:type="curve" svg:x1="10cm" svg:y1="8.625cm" svg:x2="6cm" svg:y2="8.625cm" draw:start-shape="id5" draw:start-glue-point="6" draw:end-shape="id7" draw:end-glue-point="10" svg:d="M10000 8625h-4000" svg:viewBox="0 0 4001 1">
          <text:p/>
        </draw:connector>
        <draw:connector draw:style-name="gr10" draw:text-style-name="P3" draw:layer="layout" draw:type="curve" svg:x1="10cm" svg:y1="12.125cm" svg:x2="5.125cm" svg:y2="9.5cm" draw:start-shape="id6" draw:start-glue-point="6" draw:end-shape="id7" draw:end-glue-point="8" svg:d="M10000 12125c-3250 0-4875-875-4875-2625" svg:viewBox="0 0 4876 2626">
          <text:p/>
        </draw:connector>
        <draw:connector draw:style-name="gr11" draw:text-style-name="P3" draw:layer="layout" draw:type="curve" svg:x1="11.75cm" svg:y1="12.125cm" svg:x2="16cm" svg:y2="12.125cm" draw:start-shape="id6" draw:start-glue-point="10" draw:end-shape="id8" draw:end-glue-point="6" svg:d="M11750 12125h4250" svg:viewBox="0 0 4251 1">
          <text:p/>
        </draw:connector>
        <draw:connector draw:style-name="gr12" draw:text-style-name="P3" draw:layer="layout" draw:type="curve" svg:x1="8.125cm" svg:y1="5.5cm" svg:x2="10.256cm" svg:y2="8.006cm" draw:start-shape="id2" draw:start-glue-point="8" draw:end-shape="id5" draw:end-glue-point="5" svg:d="M8125 5500c0 1689 2131 436 2131 2506" svg:viewBox="0 0 2132 2507">
          <text:p/>
        </draw:connector>
        <draw:frame draw:style-name="gr13" draw:text-style-name="P5" draw:layer="layout" svg:width="3cm" svg:height="1.199cm" svg:x="15.5cm" svg:y="13.051cm">
          <draw:text-box>
            <text:p text:style-name="P4"><text:span text:style-name="T2">Fim de jogo</text:span></text:p>
          </draw:text-box>
        </draw:frame>
        <draw:frame draw:style-name="gr13" draw:text-style-name="P5" draw:layer="layout" svg:width="3cm" svg:height="1.199cm" svg:x="1.75cm" svg:y="3.25cm">
          <draw:text-box>
            <text:p text:style-name="P4"><text:span text:style-name="T2">Clear nos registradores</text:span></text:p>
          </draw:text-box>
        </draw:frame>
        <draw:frame draw:style-name="gr13" draw:text-style-name="P5" draw:layer="layout" svg:width="3cm" svg:height="1.199cm" svg:x="15.5cm" svg:y="13.052cm">
          <draw:text-box>
            <text:p text:style-name="P4"><text:span text:style-name="T2">Fim de jogo</text:span></text:p>
          </draw:text-box>
        </draw:frame>
        <draw:frame draw:style-name="gr13" draw:text-style-name="P5" draw:layer="layout" svg:width="3cm" svg:height="1.199cm" svg:x="15.5cm" svg:y="13.052cm">
          <draw:text-box>
            <text:p text:style-name="P4"><text:span text:style-name="T2">Fim de jogo</text:span></text:p>
          </draw:text-box>
        </draw:frame>
        <draw:line draw:style-name="gr14" draw:text-style-name="P3" draw:layer="layout" svg:x1="1cm" svg:y1="1cm" svg:x2="1.75cm" svg:y2="2cm">
          <text:p/>
        </draw:line>
        <draw:frame draw:style-name="gr15" draw:text-style-name="P6" draw:layer="layout" svg:width="2.72cm" svg:height="0.725cm" svg:x="9.5cm" svg:y="3.775cm">
          <draw:text-box>
            <text:p><text:span text:style-name="T3">Tem moeda</text:span></text:p>
          </draw:text-box>
        </draw:frame>
        <draw:frame draw:style-name="gr16" draw:text-style-name="P6" draw:layer="layout" svg:width="3.525cm" svg:height="0.725cm" draw:transform="rotate (-0.383972435438753) translate (8.272cm 5.5cm)">
          <draw:text-box>
            <text:p><text:span text:style-name="T3">Não tem moeda</text:span></text:p>
          </draw:text-box>
        </draw:frame>
        <draw:frame draw:style-name="gr17" draw:text-style-name="P7" draw:layer="layout" svg:width="4.528cm" svg:height="0.645cm" draw:transform="rotate (-0.628318530717959) translate (14.926cm 3.25cm)">
          <draw:text-box>
            <text:p><text:span text:style-name="T4">Pos_moeda = Pos_player</text:span></text:p>
          </draw:text-box>
        </draw:frame>
        <draw:frame draw:style-name="gr18" draw:text-style-name="P7" draw:layer="layout" svg:width="4.885cm" svg:height="0.645cm" draw:transform="rotate (0.558505360638186) translate (11.5cm 7.589cm)">
          <draw:text-box>
            <text:p><text:span text:style-name="T4">Pos_moeda != Pos_player</text:span></text:p>
          </draw:text-box>
        </draw:frame>
        <draw:frame draw:style-name="gr19" draw:text-style-name="P8" draw:layer="layout" svg:width="4.304cm" svg:height="0.725cm" svg:x="15cm" svg:y="9.525cm">
          <draw:text-box>
            <text:p><text:span text:style-name="T2">Moeda = Moeda + 1</text:span></text:p>
          </draw:text-box>
        </draw:frame>
        <draw:frame draw:style-name="gr20" draw:text-style-name="P6" draw:layer="layout" svg:width="4.045cm" svg:height="0.725cm" svg:x="6cm" svg:y="8cm">
          <draw:text-box>
            <text:p><text:span text:style-name="T3">Não tem obstáculo</text:span></text:p>
          </draw:text-box>
        </draw:frame>
        <draw:frame draw:style-name="gr21" draw:text-style-name="P6" draw:layer="layout" svg:width="4.045cm" svg:height="0.75cm" svg:x="10.705cm" svg:y="10cm">
          <draw:text-box>
            <text:p><text:span text:style-name="T3">Tem obstáculo</text:span></text:p>
          </draw:text-box>
        </draw:frame>
        <draw:frame draw:style-name="gr22" draw:text-style-name="P7" draw:layer="layout" svg:width="4.122cm" svg:height="0.645cm" svg:x="11.75cm" svg:y="12.25cm">
          <draw:text-box>
            <text:p><text:span text:style-name="T4">Pos_obst = Pos_player</text:span></text:p>
          </draw:text-box>
        </draw:frame>
        <draw:frame draw:style-name="gr23" draw:text-style-name="P7" draw:layer="layout" svg:width="4.219cm" svg:height="0.645cm" svg:x="5.75cm" svg:y="12.25cm">
          <draw:text-box>
            <text:p><text:span text:style-name="T4">Pos_obst != Pos_player</text:span></text:p>
          </draw:text-box>
        </draw:frame>
        <draw:connector draw:style-name="gr24" draw:text-style-name="P3" draw:layer="layout" draw:type="curve" svg:x1="5.125cm" svg:y1="7.75cm" svg:x2="7.506cm" svg:y2="5.244cm" draw:start-shape="id7" draw:start-glue-point="4" draw:end-shape="id2" draw:end-glue-point="7" svg:d="M5125 7750c0-1686 2381-433 2381-2506" svg:viewBox="0 0 2382 2507">
          <text:p/>
        </draw:connector>
      </draw:page>
      <draw:page draw:name="page2" draw:style-name="dp1" draw:master-page-name="Padrão">
        <draw:custom-shape draw:style-name="gr1" draw:text-style-name="P2" xml:id="id18" draw:id="id18" draw:layer="layout" svg:width="4cm" svg:height="3.25cm" svg:x="2.25cm" svg:y="1.25cm">
          <text:p text:style-name="P1"><text:span text:style-name="T1">S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75cm" svg:height="1.75cm" svg:x="16.104cm" svg:y="7.093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1.75cm" svg:height="1.75cm" svg:x="21.604cm" svg:y="7.093cm">
          <text:p text:style-name="P1"><text:span text:style-name="T1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.75cm" svg:height="1.75cm" svg:x="26.908cm" svg:y="11.093cm">
          <text:p text:style-name="P1"><text:span text:style-name="T1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1.75cm" svg:height="1.75cm" svg:x="16.658cm" svg:y="11.093cm">
          <text:p text:style-name="P1"><text:span text:style-name="T1">S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1.75cm" svg:height="1.75cm" svg:x="11.158cm" svg:y="11.093cm">
          <text:p text:style-name="P1"><text:span text:style-name="T1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0" xml:id="id13" draw:id="id13" draw:layer="layout" svg:width="1.75cm" svg:height="1.75cm" svg:x="16.658cm" svg:y="16.093cm">
          <text:p text:style-name="P9"><text:span text:style-name="T5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xml:id="id23" draw:id="id23" draw:layer="layout" svg:width="3.25cm" svg:height="2.75cm" svg:x="22.158cm" svg:y="24.593cm">
          <text:p text:style-name="P9"><text:span text:style-name="T5">S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7.854cm" svg:y1="7.968cm" svg:x2="21.604cm" svg:y2="7.968cm" draw:start-shape="id9" draw:start-glue-point="10" draw:end-shape="id10" draw:end-glue-point="6" svg:d="M17854 7968h3750" svg:viewBox="0 0 3751 1">
          <text:p/>
        </draw:connector>
        <draw:connector draw:style-name="gr5" draw:text-style-name="P3" draw:layer="layout" draw:type="curve" svg:x1="23.354cm" svg:y1="7.968cm" svg:x2="27.783cm" svg:y2="11.093cm" draw:start-shape="id10" draw:start-glue-point="10" draw:end-shape="id11" draw:end-glue-point="4" svg:d="M23354 7968c2953 0 4429 1041 4429 3125" svg:viewBox="0 0 4430 3126">
          <text:p/>
        </draw:connector>
        <draw:connector draw:style-name="gr6" draw:text-style-name="P3" draw:layer="layout" draw:type="curve" draw:line-skew="0.219cm" svg:x1="22.479cm" svg:y1="8.843cm" svg:x2="18.152cm" svg:y2="11.349cm" draw:start-shape="id10" draw:start-glue-point="8" draw:end-shape="id12" draw:end-glue-point="11" svg:d="M22479 8843c0 2017-4327 765-4327 2506" svg:viewBox="0 0 4328 2507">
          <text:p/>
        </draw:connector>
        <draw:connector draw:style-name="gr8" draw:text-style-name="P3" draw:layer="layout" draw:type="curve" svg:x1="17.533cm" svg:y1="12.843cm" svg:x2="17.533cm" svg:y2="16.093cm" draw:start-shape="id12" draw:start-glue-point="8" draw:end-shape="id13" draw:end-glue-point="4" svg:d="M17533 12843v3250" svg:viewBox="0 0 1 3251">
          <text:p/>
        </draw:connector>
        <draw:connector draw:style-name="gr9" draw:text-style-name="P3" draw:layer="layout" draw:type="curve" svg:x1="16.658cm" svg:y1="11.968cm" svg:x2="12.908cm" svg:y2="11.968cm" draw:start-shape="id12" draw:start-glue-point="6" draw:end-shape="id14" draw:end-glue-point="10" svg:d="M16658 11968h-3750" svg:viewBox="0 0 3751 1">
          <text:p/>
        </draw:connector>
        <draw:connector draw:style-name="gr10" draw:text-style-name="P3" draw:layer="layout" draw:type="curve" svg:x1="16.658cm" svg:y1="16.968cm" svg:x2="12.033cm" svg:y2="12.843cm" draw:start-shape="id13" draw:start-glue-point="6" draw:end-shape="id14" draw:end-glue-point="8" svg:d="M16658 16968c-3084 0-4625-1375-4625-4125" svg:viewBox="0 0 4626 4126">
          <text:p/>
        </draw:connector>
        <draw:connector draw:style-name="gr12" draw:text-style-name="P3" draw:layer="layout" draw:type="curve" svg:x1="16.979cm" svg:y1="8.843cm" svg:x2="16.914cm" svg:y2="11.349cm" draw:start-shape="id9" draw:start-glue-point="8" draw:end-shape="id12" draw:end-glue-point="5" svg:d="M16979 8843c0 1689-65 436-65 2506" svg:viewBox="0 0 66 2507">
          <text:p/>
        </draw:connector>
        <draw:frame draw:style-name="gr26" draw:text-style-name="P5" draw:layer="layout" svg:width="3cm" svg:height="1.25cm" svg:x="2.75cm" svg:y="3cm">
          <draw:text-box>
            <text:p text:style-name="P4"><text:span text:style-name="T2">Clear nos registradores</text:span></text:p>
          </draw:text-box>
        </draw:frame>
        <draw:frame draw:style-name="gr27" draw:text-style-name="P11" draw:layer="layout" svg:width="3cm" svg:height="0.75cm" svg:x="22.408cm" svg:y="26.093cm">
          <draw:text-box>
            <text:p text:style-name="P4"><text:span text:style-name="T6">Fim de jogo</text:span></text:p>
          </draw:text-box>
        </draw:frame>
        <draw:frame draw:style-name="gr15" draw:text-style-name="P6" draw:layer="layout" svg:width="2.72cm" svg:height="0.725cm" svg:x="18.354cm" svg:y="7.118cm">
          <draw:text-box>
            <text:p><text:span text:style-name="T3">Tem moeda</text:span></text:p>
          </draw:text-box>
        </draw:frame>
        <draw:frame draw:style-name="gr16" draw:text-style-name="P6" draw:layer="layout" svg:width="3.525cm" svg:height="0.725cm" svg:x="16.908cm" svg:y="9.093cm">
          <draw:text-box>
            <text:p><text:span text:style-name="T3">Não tem moeda</text:span></text:p>
          </draw:text-box>
        </draw:frame>
        <draw:frame draw:style-name="gr17" draw:text-style-name="P7" draw:layer="layout" svg:width="4.528cm" svg:height="0.645cm" draw:transform="rotate (-0.628318530717959) translate (25.037cm 6.66cm)">
          <draw:text-box>
            <text:p><text:span text:style-name="T4">Pos_moeda = Pos_player</text:span></text:p>
          </draw:text-box>
        </draw:frame>
        <draw:frame draw:style-name="gr18" draw:text-style-name="P7" draw:layer="layout" svg:width="4.885cm" svg:height="0.645cm" draw:transform="rotate (0.558505360638186) translate (19.923cm 11.046cm)">
          <draw:text-box>
            <text:p><text:span text:style-name="T4">Pos_moeda != Pos_player</text:span></text:p>
          </draw:text-box>
        </draw:frame>
        <draw:frame draw:style-name="gr19" draw:text-style-name="P8" draw:layer="layout" svg:width="3.25cm" svg:height="0.725cm" svg:x="21.658cm" svg:y="15.118cm">
          <draw:text-box>
            <text:p><text:span text:style-name="T2">p2_moeda ++</text:span></text:p>
          </draw:text-box>
        </draw:frame>
        <draw:frame draw:style-name="gr19" draw:text-style-name="P12" draw:layer="layout" svg:width="4.054cm" svg:height="0.725cm" svg:x="13.408cm" svg:y="11.368cm">
          <draw:text-box>
            <text:p><text:span text:style-name="T7">Não tem obstáculo</text:span></text:p>
          </draw:text-box>
        </draw:frame>
        <draw:frame draw:style-name="gr18" draw:text-style-name="P13" draw:layer="layout" svg:width="3.25cm" svg:height="0.645cm" svg:x="17.408cm" svg:y="14.198cm">
          <draw:text-box>
            <text:p><text:span text:style-name="T8">Tem obstáculo</text:span></text:p>
          </draw:text-box>
        </draw:frame>
        <draw:frame draw:style-name="gr18" draw:text-style-name="P7" draw:layer="layout" svg:width="4.122cm" svg:height="0.645cm" draw:transform="rotate (-0.296705972839037) translate (18.347cm 16.093cm)">
          <draw:text-box>
            <text:p><text:span text:style-name="T4">Pos_obst = Pos_player</text:span></text:p>
          </draw:text-box>
        </draw:frame>
        <draw:frame draw:style-name="gr23" draw:text-style-name="P7" draw:layer="layout" svg:width="4.219cm" svg:height="0.645cm" svg:x="11.439cm" svg:y="16.948cm">
          <draw:text-box>
            <text:p><text:span text:style-name="T4">Pos_obst != Pos_player</text:span></text:p>
          </draw:text-box>
        </draw:frame>
        <draw:connector draw:style-name="gr24" draw:text-style-name="P3" draw:layer="layout" draw:type="curve" svg:x1="12.033cm" svg:y1="11.093cm" svg:x2="16.36cm" svg:y2="8.587cm" draw:start-shape="id14" draw:start-glue-point="4" draw:end-shape="id9" draw:end-glue-point="7" svg:d="M12033 11093c0-1686 4327-433 4327-2506" svg:viewBox="0 0 4328 2507">
          <text:p/>
        </draw:connector>
        <draw:custom-shape draw:style-name="gr2" draw:text-style-name="P2" xml:id="id15" draw:id="id15" draw:layer="layout" svg:width="1.75cm" svg:height="1.75cm" svg:x="9.75cm" svg:y="2.975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3" draw:layer="layout" draw:type="curve" svg:x1="11.244cm" svg:y1="3.231cm" svg:x2="10.006cm" svg:y2="3.231cm" draw:start-shape="id15" draw:start-glue-point="11" draw:end-shape="id15" draw:end-glue-point="5" svg:d="M11244 3231c0-1135-1238-1135-1238 0" svg:viewBox="0 0 1239 852">
          <text:p/>
        </draw:connector>
        <draw:frame draw:style-name="gr29" draw:text-style-name="P8" draw:layer="layout" svg:width="1.971cm" svg:height="0.725cm" svg:x="9.779cm" svg:y="1.75cm">
          <draw:text-box>
            <text:p><text:span text:style-name="T2">!START</text:span></text:p>
          </draw:text-box>
        </draw:frame>
        <draw:frame draw:style-name="gr19" draw:text-style-name="P8" draw:layer="layout" svg:width="1.852cm" svg:height="0.725cm" svg:x="12cm" svg:y="3.275cm">
          <draw:text-box>
            <text:p><text:span text:style-name="T2">START</text:span></text:p>
          </draw:text-box>
        </draw:frame>
        <draw:custom-shape draw:style-name="gr30" draw:text-style-name="P2" xml:id="id16" draw:id="id16" draw:layer="layout" svg:width="3.5cm" svg:height="2.5cm" svg:x="21.658cm" svg:y="10.843cm">
          <text:p text:style-name="P1"><text:span text:style-name="T1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17" draw:id="id17" draw:layer="layout" svg:width="3.25cm" svg:height="2.5cm" svg:x="21.658cm" svg:y="13.843cm">
          <text:p text:style-name="P1"><text:span text:style-name="T1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3" draw:layer="layout" draw:type="curve" svg:x1="21.658cm" svg:y1="12.093cm" svg:x2="18.408cm" svg:y2="11.968cm" draw:start-shape="id16" draw:start-glue-point="6" draw:end-shape="id12" draw:end-glue-point="10" svg:d="M21658 12093c-2436 0-811-125-3250-125" svg:viewBox="0 0 3251 126">
          <text:p/>
        </draw:connector>
        <draw:frame draw:style-name="gr19" draw:text-style-name="P14" draw:layer="layout" svg:width="3.304cm" svg:height="0.725cm" svg:x="21.854cm" svg:y="12.118cm">
          <draw:text-box>
            <text:p text:style-name="P4"><text:span text:style-name="T2">p1_moeda ++</text:span></text:p>
          </draw:text-box>
        </draw:frame>
        <draw:connector draw:style-name="gr33" draw:text-style-name="P3" draw:layer="layout" draw:type="curve" svg:x1="27.783cm" svg:y1="12.843cm" svg:x2="24.908cm" svg:y2="15.093cm" draw:start-shape="id11" draw:start-glue-point="8" draw:end-shape="id17" draw:end-glue-point="10" svg:d="M27783 12843c0 1500-958 2250-2875 2250" svg:viewBox="0 0 2876 2251">
          <text:p/>
        </draw:connector>
        <draw:connector draw:style-name="gr34" draw:text-style-name="P15" draw:layer="layout" draw:type="curve" svg:x1="26.908cm" svg:y1="11.968cm" svg:x2="25.158cm" svg:y2="12.093cm" draw:start-shape="id11" draw:start-glue-point="6" draw:end-shape="id16" draw:end-glue-point="10" svg:d="M26908 11968c-1311 0-436 125-1750 125" svg:viewBox="0 0 1751 126">
          <text:p/>
        </draw:connector>
        <draw:connector draw:style-name="gr35" draw:text-style-name="P3" draw:layer="layout" draw:type="curve" svg:x1="21.658cm" svg:y1="15.093cm" svg:x2="18.152cm" svg:y2="12.587cm" draw:start-shape="id17" draw:start-glue-point="6" draw:end-shape="id12" draw:end-glue-point="9" svg:d="M21658 15093c-2436 0-683-2506-3506-2506" svg:viewBox="0 0 3507 2507">
          <text:p/>
        </draw:connector>
        <draw:frame draw:style-name="gr36" draw:text-style-name="P8" draw:layer="layout" svg:width="1.023cm" svg:height="0.725cm" svg:x="26.408cm" svg:y="14.368cm">
          <draw:text-box>
            <text:p><text:span text:style-name="T2">P2</text:span></text:p>
          </draw:text-box>
        </draw:frame>
        <draw:frame draw:style-name="gr36" draw:text-style-name="P8" draw:layer="layout" svg:width="1.023cm" svg:height="0.725cm" svg:x="25.385cm" svg:y="11.118cm">
          <draw:text-box>
            <text:p><text:span text:style-name="T2">P1</text:span></text:p>
          </draw:text-box>
        </draw:frame>
        <draw:line draw:style-name="gr37" draw:text-style-name="P3" draw:layer="layout" svg:x1="2cm" svg:y1="1.25cm" svg:x2="2.75cm" svg:y2="1.75cm">
          <text:p/>
        </draw:line>
        <draw:connector draw:style-name="gr38" draw:text-style-name="P3" draw:layer="layout" draw:type="curve" svg:x1="6.25cm" svg:y1="2.875cm" svg:x2="9.75cm" svg:y2="3.85cm" draw:start-shape="id18" draw:start-glue-point="10" draw:end-shape="id15" draw:end-glue-point="6" svg:d="M6250 2875c2626 0 877 975 3500 975" svg:viewBox="0 0 3501 976">
          <text:p/>
        </draw:connector>
        <draw:custom-shape draw:style-name="gr2" draw:text-style-name="P10" xml:id="id19" draw:id="id19" draw:layer="layout" svg:width="1.75cm" svg:height="1.75cm" svg:x="21.908cm" svg:y="17.343cm">
          <text:p text:style-name="P9"><text:span text:style-name="T5">S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3" draw:layer="layout" draw:type="curve" svg:x1="18.408cm" svg:y1="16.968cm" svg:x2="21.908cm" svg:y2="18.218cm" draw:start-shape="id13" draw:start-glue-point="10" draw:end-shape="id19" draw:end-glue-point="6" svg:d="M18408 16968c2626 0 877 1250 3500 1250" svg:viewBox="0 0 3501 1251">
          <text:p/>
        </draw:connector>
        <draw:custom-shape draw:style-name="gr2" draw:text-style-name="P10" xml:id="id21" draw:id="id21" draw:layer="layout" svg:width="1.75cm" svg:height="1.75cm" svg:x="19.908cm" svg:y="20.593cm">
          <text:p text:style-name="P9"><text:span text:style-name="T5">S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0" xml:id="id20" draw:id="id20" draw:layer="layout" svg:width="1.75cm" svg:height="1.75cm" svg:x="25.158cm" svg:y="20.843cm">
          <text:p text:style-name="P9"><text:span text:style-name="T5">S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3" draw:layer="layout" draw:type="curve" svg:x1="23.658cm" svg:y1="18.218cm" svg:x2="26.033cm" svg:y2="20.843cm" draw:start-shape="id19" draw:start-glue-point="10" draw:end-shape="id20" draw:end-glue-point="4" svg:d="M23658 18218c1584 0 2375 875 2375 2625" svg:viewBox="0 0 2376 2626">
          <text:p/>
        </draw:connector>
        <draw:connector draw:style-name="gr41" draw:text-style-name="P3" draw:layer="layout" draw:type="curve" svg:x1="22.783cm" svg:y1="19.093cm" svg:x2="21.658cm" svg:y2="21.468cm" draw:start-shape="id19" draw:start-glue-point="8" draw:end-shape="id21" draw:end-glue-point="10" svg:d="M22783 19093c0 1584-375 2375-1125 2375" svg:viewBox="0 0 1126 2376">
          <text:p/>
        </draw:connector>
        <draw:frame draw:style-name="gr19" draw:text-style-name="P8" draw:layer="layout" svg:width="1.023cm" svg:height="0.725cm" svg:x="25.658cm" svg:y="18.868cm">
          <draw:text-box>
            <text:p><text:span text:style-name="T2">P2</text:span></text:p>
          </draw:text-box>
        </draw:frame>
        <draw:frame draw:style-name="gr19" draw:text-style-name="P8" draw:layer="layout" svg:width="1.25cm" svg:height="0.725cm" svg:x="22.658cm" svg:y="19.343cm">
          <draw:text-box>
            <text:p><text:span text:style-name="T2">P1</text:span></text:p>
          </draw:text-box>
        </draw:frame>
        <draw:custom-shape draw:style-name="gr42" draw:text-style-name="P10" xml:id="id22" draw:id="id22" draw:layer="layout" svg:width="2.75cm" svg:height="2.5cm" svg:x="14.158cm" svg:y="18.093cm">
          <text:p text:style-name="P9"><text:span text:style-name="T5">S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3" draw:layer="layout" draw:type="curve" svg:x1="19.908cm" svg:y1="21.468cm" svg:x2="16.908cm" svg:y2="19.343cm" draw:start-shape="id21" draw:start-glue-point="6" draw:end-shape="id22" draw:end-glue-point="10" svg:d="M19908 21468c-2248 0-749-2125-3000-2125" svg:viewBox="0 0 3001 2126">
          <text:p/>
        </draw:connector>
        <draw:frame draw:style-name="gr19" draw:text-style-name="P8" draw:layer="layout" svg:width="1.78cm" svg:height="0.725cm" svg:x="14.658cm" svg:y="19.618cm">
          <draw:text-box>
            <text:p><text:span text:style-name="T2">P = P2</text:span></text:p>
          </draw:text-box>
        </draw:frame>
        <draw:connector draw:style-name="gr44" draw:text-style-name="P3" draw:layer="layout" draw:type="curve" draw:line-skew="-2.915cm" svg:x1="14.158cm" svg:y1="19.343cm" svg:x2="16.104cm" svg:y2="7.968cm" draw:start-shape="id22" draw:start-glue-point="6" draw:end-shape="id9" draw:end-glue-point="6" svg:d="M14158 19343c-5124 0-6097-11375 1946-11375" svg:viewBox="0 0 5918 11376">
          <text:p/>
        </draw:connector>
        <draw:connector draw:style-name="gr45" draw:text-style-name="P3" draw:layer="layout" draw:type="curve" svg:x1="26.033cm" svg:y1="22.593cm" svg:x2="25.408cm" svg:y2="25.968cm" draw:start-shape="id20" draw:start-glue-point="8" draw:end-shape="id23" draw:end-glue-point="10" svg:d="M26033 22593c0 2250-208 3375-625 3375" svg:viewBox="0 0 626 3376">
          <text:p/>
        </draw:connector>
        <draw:custom-shape draw:style-name="gr46" draw:text-style-name="P10" xml:id="id26" draw:id="id26" draw:layer="layout" svg:width="2.5cm" svg:height="2.25cm" svg:x="9.908cm" svg:y="20.343cm">
          <text:p text:style-name="P9"><text:span text:style-name="T5">S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0" xml:id="id24" draw:id="id24" draw:layer="layout" svg:width="2.5cm" svg:height="2cm" svg:x="9.908cm" svg:y="23.343cm">
          <text:p text:style-name="P9"><text:span text:style-name="T5">S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0" xml:id="id27" draw:id="id27" draw:layer="layout" svg:width="2.5cm" svg:height="2cm" svg:x="9.908cm" svg:y="26.343cm">
          <text:p text:style-name="P9"><text:span text:style-name="T5">S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8" draw:layer="layout" svg:width="2.513cm" svg:height="0.725cm" svg:x="9.908cm" svg:y="21.618cm">
          <draw:text-box>
            <text:p><text:span text:style-name="T2">P1 venceu</text:span></text:p>
          </draw:text-box>
        </draw:frame>
        <draw:frame draw:style-name="gr19" draw:text-style-name="P8" draw:layer="layout" svg:width="2.513cm" svg:height="0.725cm" svg:x="9.908cm" svg:y="24.368cm">
          <draw:text-box>
            <text:p><text:span text:style-name="T2">P2 venceu</text:span></text:p>
          </draw:text-box>
        </draw:frame>
        <draw:frame draw:style-name="gr19" draw:text-style-name="P8" draw:layer="layout" svg:width="1.967cm" svg:height="0.725cm" svg:x="10.158cm" svg:y="27.368cm">
          <draw:text-box>
            <text:p><text:span text:style-name="T2">Empate</text:span></text:p>
          </draw:text-box>
        </draw:frame>
        <draw:connector draw:style-name="gr49" draw:text-style-name="P3" draw:layer="layout" draw:type="curve" svg:x1="22.158cm" svg:y1="25.968cm" svg:x2="12.408cm" svg:y2="24.343cm" draw:start-shape="id23" draw:start-glue-point="6" draw:end-shape="id24" draw:end-glue-point="10" svg:d="M22158 25968c-7311 0-2436-1625-9750-1625" svg:viewBox="0 0 9751 1626">
          <text:p/>
        </draw:connector>
        <draw:frame draw:style-name="gr50" draw:text-style-name="P16" draw:layer="layout" svg:width="3.9cm" svg:height="0.607cm" draw:transform="rotate (-0.0698131700797735) translate (16.518cm 22.965cm)">
          <draw:text-box>
            <text:p><text:span text:style-name="T9">p1_moeda &gt; p2_moeda</text:span></text:p>
          </draw:text-box>
        </draw:frame>
        <draw:frame draw:style-name="gr50" draw:text-style-name="P16" draw:layer="layout" svg:width="4cm" svg:height="0.607cm" draw:transform="rotate (-0.0872664625997166) translate (17.923cm 25.093cm)">
          <draw:text-box>
            <text:p><text:span text:style-name="T9">p1_moeda &lt; p2_moeda</text:span></text:p>
          </draw:text-box>
        </draw:frame>
        <draw:frame draw:style-name="gr50" draw:text-style-name="P16" draw:layer="layout" svg:width="4cm" svg:height="0.607cm" svg:x="15.158cm" svg:y="28.093cm">
          <draw:text-box>
            <text:p><text:span text:style-name="T9">p1_moeda = p2_moeda</text:span></text:p>
          </draw:text-box>
        </draw:frame>
        <draw:custom-shape draw:style-name="gr51" draw:text-style-name="P2" xml:id="id25" draw:id="id25" draw:layer="layout" svg:width="2.5cm" svg:height="2.5cm" svg:x="15.75cm" svg:y="2.75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3" draw:layer="layout" draw:type="curve" svg:x1="11.5cm" svg:y1="3.85cm" svg:x2="15.75cm" svg:y2="4cm" draw:start-shape="id15" draw:start-glue-point="10" draw:end-shape="id25" draw:end-glue-point="6" svg:d="M11500 3850c3189 0 1064 150 4250 150" svg:viewBox="0 0 4251 151">
          <text:p/>
        </draw:connector>
        <draw:connector draw:style-name="gr53" draw:text-style-name="P3" draw:layer="layout" draw:type="curve" svg:x1="17cm" svg:y1="5.25cm" svg:x2="16.979cm" svg:y2="7.093cm" draw:start-shape="id25" draw:start-glue-point="8" draw:end-shape="id9" draw:end-glue-point="4" svg:d="M17000 5250c0 1383-21 462-21 1843" svg:viewBox="0 0 22 1844">
          <text:p/>
        </draw:connector>
        <draw:frame draw:style-name="gr54" draw:text-style-name="P14" draw:layer="layout" svg:width="1.78cm" svg:height="0.725cm" svg:x="16.109cm" svg:y="4.275cm">
          <draw:text-box>
            <text:p text:style-name="P4"><text:span text:style-name="T2">P = P1</text:span></text:p>
          </draw:text-box>
        </draw:frame>
        <draw:frame draw:style-name="gr55" draw:text-style-name="P8" draw:layer="layout" svg:width="1.852cm" svg:height="0.725cm" draw:transform="rotate (-0.506145483078356) translate (18.228cm 20.964cm)">
          <draw:text-box>
            <text:p><text:span text:style-name="T2">START</text:span></text:p>
          </draw:text-box>
        </draw:frame>
        <draw:frame draw:style-name="gr29" draw:text-style-name="P8" draw:layer="layout" svg:width="1.971cm" svg:height="0.725cm" svg:x="19.908cm" svg:y="19.118cm">
          <draw:text-box>
            <text:p><text:span text:style-name="T2">!START</text:span></text:p>
          </draw:text-box>
        </draw:frame>
        <draw:connector draw:style-name="gr56" draw:text-style-name="P3" draw:layer="layout" draw:type="curve" svg:x1="21.402cm" svg:y1="20.849cm" svg:x2="20.164cm" svg:y2="20.849cm" draw:start-shape="id21" draw:start-glue-point="11" draw:end-shape="id21" draw:end-glue-point="5" svg:d="M21402 20849c0-1135-1238-1135-1238 0" svg:viewBox="0 0 1239 852">
          <text:p/>
        </draw:connector>
        <draw:connector draw:style-name="gr57" draw:text-style-name="P3" draw:layer="layout" draw:type="curve" svg:x1="22.634cm" svg:y1="24.995cm" svg:x2="12.042cm" svg:y2="22.264cm" draw:start-shape="id23" draw:start-glue-point="5" draw:end-shape="id26" draw:end-glue-point="9" svg:d="M22634 24995c0-2101-10592-736-10592-2731" svg:viewBox="0 0 10593 2732">
          <text:p/>
        </draw:connector>
        <draw:connector draw:style-name="gr58" draw:text-style-name="P3" draw:layer="layout" draw:type="curve" draw:line-skew="-0.338cm" svg:x1="22.634cm" svg:y1="26.941cm" svg:x2="12.042cm" svg:y2="28.05cm" draw:start-shape="id23" draw:start-glue-point="7" draw:end-shape="id27" draw:end-glue-point="9" svg:d="M22634 26941c0 2349-10592 1794-10592 1109" svg:viewBox="0 0 10593 1703">
          <text:p/>
        </draw:connector>
        <draw:custom-shape draw:style-name="gr2" draw:text-style-name="P10" xml:id="id28" draw:id="id28" draw:layer="layout" svg:width="1.75cm" svg:height="1.75cm" svg:x="2.5cm" svg:y="18cm">
          <text:p text:style-name="P9"><text:span text:style-name="T5">S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3" draw:layer="layout" draw:type="curve" svg:x1="3.994cm" svg:y1="18.256cm" svg:x2="3.994cm" svg:y2="19.494cm" draw:start-shape="id28" draw:start-glue-point="11" draw:end-shape="id28" draw:end-glue-point="9" svg:d="M3994 18256c1137 0 1137 1238 0 1238" svg:viewBox="0 0 854 1239">
          <text:p/>
        </draw:connector>
        <draw:frame draw:style-name="gr19" draw:text-style-name="P8" draw:layer="layout" svg:width="1.971cm" svg:height="0.725cm" svg:x="4.779cm" svg:y="18.525cm">
          <draw:text-box>
            <text:p><text:span text:style-name="T2">!START</text:span></text:p>
          </draw:text-box>
        </draw:frame>
        <draw:frame draw:style-name="gr19" draw:text-style-name="P8" draw:layer="layout" svg:width="1.852cm" svg:height="0.725cm" svg:x="3.398cm" svg:y="15.5cm">
          <draw:text-box>
            <text:p><text:span text:style-name="T2">START</text:span></text:p>
          </draw:text-box>
        </draw:frame>
        <draw:connector draw:style-name="gr59" draw:text-style-name="P3" draw:layer="layout" draw:type="curve" svg:x1="9.908cm" svg:y1="27.343cm" svg:x2="3.375cm" svg:y2="19.75cm" draw:start-shape="id27" draw:start-glue-point="6" draw:end-shape="id28" draw:end-glue-point="8" svg:d="M9908 27343c-4356 0-6533-2531-6533-7593" svg:viewBox="0 0 6534 7594">
          <text:p/>
        </draw:connector>
        <draw:connector draw:style-name="gr60" draw:text-style-name="P3" draw:layer="layout" draw:type="curve" svg:x1="9.908cm" svg:y1="24.343cm" svg:x2="3.375cm" svg:y2="19.75cm" draw:start-shape="id24" draw:start-glue-point="6" draw:end-shape="id28" draw:end-glue-point="8" svg:d="M9908 24343c-4356 0-6533-1531-6533-4593" svg:viewBox="0 0 6534 4594">
          <text:p/>
        </draw:connector>
        <draw:connector draw:style-name="gr61" draw:text-style-name="P3" draw:layer="layout" draw:type="curve" svg:x1="9.908cm" svg:y1="21.468cm" svg:x2="3.375cm" svg:y2="19.75cm" draw:start-shape="id26" draw:start-glue-point="6" draw:end-shape="id28" draw:end-glue-point="8" svg:d="M9908 21468c-4356 0-6533-572-6533-1718" svg:viewBox="0 0 6534 1719">
          <text:p/>
        </draw:connector>
        <draw:connector draw:style-name="gr62" draw:text-style-name="P3" draw:layer="layout" draw:type="curve" svg:x1="3.376cm" svg:y1="18.001cm" svg:x2="4.25cm" svg:y2="4.5cm" draw:end-shape="id18" draw:end-glue-point="8" svg:d="M3376 18001c0-9748 874-2998 874-13501" svg:viewBox="0 0 875 13502">
          <text:p/>
        </draw:connector>
      </draw:page>
      <draw:page draw:name="page3" draw:style-name="dp1" draw:master-page-name="Padrão">
        <draw:custom-shape draw:style-name="gr63" draw:text-style-name="P18" draw:layer="layout" svg:width="8.007cm" svg:height="3.25cm" svg:x="8.77cm" svg:y="10.75cm">
          <text:p text:style-name="P17"><text:span text:style-name="T10">Cont. moedas 1</text:span></text:p>
          <text:p text:style-name="P17"><text:span text:style-name="T10">(7 bits)</text:span></text:p>
          <draw:enhanced-geometry svg:viewBox="0 0 21600 21600" draw:type="rectangle" draw:enhanced-path="M 0 0 L 21600 0 21600 21600 0 21600 0 0 Z N"/>
        </draw:custom-shape>
        <draw:frame draw:style-name="gr64" draw:text-style-name="P19" draw:layer="layout" svg:width="1.5cm" svg:height="0.712cm" svg:x="8.75cm" svg:y="13.038cm">
          <draw:text-box>
            <text:p><text:span text:style-name="T11">CLK</text:span></text:p>
          </draw:text-box>
        </draw:frame>
        <draw:frame draw:style-name="gr65" draw:text-style-name="P19" draw:layer="layout" svg:width="0.582cm" svg:height="0.683cm" svg:x="8.77cm" svg:y="12cm">
          <draw:text-box>
            <text:p><text:span text:style-name="T11">H</text:span></text:p>
          </draw:text-box>
        </draw:frame>
        <draw:frame draw:style-name="gr66" draw:text-style-name="P19" draw:layer="layout" svg:width="1.98cm" svg:height="0.712cm" svg:x="8.77cm" svg:y="10.788cm">
          <draw:text-box>
            <text:p><text:span text:style-name="T11">RESET</text:span></text:p>
          </draw:text-box>
        </draw:frame>
        <draw:frame draw:style-name="gr67" draw:text-style-name="P19" xml:id="id29" draw:id="id29" draw:layer="layout" svg:width="0.601cm" svg:height="0.683cm" svg:x="16.032cm" svg:y="11.288cm">
          <draw:text-box>
            <text:p><text:span text:style-name="T11">Q</text:span></text:p>
          </draw:text-box>
        </draw:frame>
        <draw:frame draw:style-name="gr68" draw:text-style-name="P19" draw:layer="layout" svg:width="1.399cm" svg:height="0.962cm" svg:x="15.5cm" svg:y="12.788cm">
          <draw:text-box>
            <text:p><text:span text:style-name="T11">MAX</text:span></text:p>
          </draw:text-box>
        </draw:frame>
        <draw:custom-shape draw:style-name="gr69" draw:text-style-name="P18" draw:layer="layout" svg:width="7.758cm" svg:height="3.25cm" svg:x="23.492cm" svg:y="10.75cm">
          <text:p text:style-name="P20"><text:span text:style-name="T10">Cont. moedas 2</text:span></text:p>
          <text:p text:style-name="P20"><text:span text:style-name="T10">(7 bit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19" draw:layer="layout" svg:width="1.277cm" svg:height="0.712cm" svg:x="23.473cm" svg:y="13.038cm">
          <draw:text-box>
            <text:p><text:span text:style-name="T11">CLK</text:span></text:p>
          </draw:text-box>
        </draw:frame>
        <draw:frame draw:style-name="gr71" draw:text-style-name="P19" xml:id="id33" draw:id="id33" draw:layer="layout" svg:width="0.693cm" svg:height="0.962cm" svg:x="23.492cm" svg:y="12cm">
          <draw:text-box>
            <text:p><text:span text:style-name="T11">H</text:span></text:p>
          </draw:text-box>
        </draw:frame>
        <draw:frame draw:style-name="gr72" draw:text-style-name="P19" xml:id="id34" draw:id="id34" draw:layer="layout" svg:width="1.89cm" svg:height="0.962cm" svg:x="23.492cm" svg:y="10.788cm">
          <draw:text-box>
            <text:p><text:span text:style-name="T11">RESET</text:span></text:p>
          </draw:text-box>
        </draw:frame>
        <draw:frame draw:style-name="gr73" draw:text-style-name="P19" xml:id="id31" draw:id="id31" draw:layer="layout" svg:width="0.72cm" svg:height="0.962cm" svg:x="30.528cm" svg:y="11.288cm">
          <draw:text-box>
            <text:p><text:span text:style-name="T11">Q</text:span></text:p>
          </draw:text-box>
        </draw:frame>
        <draw:frame draw:style-name="gr68" draw:text-style-name="P19" draw:layer="layout" svg:width="1.355cm" svg:height="0.962cm" svg:x="29.895cm" svg:y="12.788cm">
          <draw:text-box>
            <text:p><text:span text:style-name="T11">MAX</text:span></text:p>
          </draw:text-box>
        </draw:frame>
        <draw:custom-shape draw:style-name="gr74" draw:text-style-name="P21" draw:layer="layout" svg:width="10.75cm" svg:height="3.75cm" svg:x="19cm" svg:y="5cm">
          <text:p text:style-name="P17"><text:span text:style-name="T10">Comparador 7 bits</text:span></text:p>
          <draw:enhanced-geometry svg:viewBox="0 0 21600 21600" draw:type="rectangle" draw:enhanced-path="M 0 0 L 21600 0 21600 21600 0 21600 0 0 Z N"/>
        </draw:custom-shape>
        <draw:frame draw:style-name="gr75" draw:text-style-name="P19" xml:id="id35" draw:id="id35" draw:layer="layout" svg:width="1.675cm" svg:height="0.683cm" svg:x="28.075cm" svg:y="5.5cm">
          <draw:text-box>
            <text:p><text:span text:style-name="T11">A == B</text:span></text:p>
          </draw:text-box>
        </draw:frame>
        <draw:frame draw:style-name="gr76" draw:text-style-name="P19" xml:id="id36" draw:id="id36" draw:layer="layout" svg:width="1.446cm" svg:height="0.683cm" svg:x="28.304cm" svg:y="6.5cm">
          <draw:text-box>
            <text:p><text:span text:style-name="T11">A &gt; B</text:span></text:p>
          </draw:text-box>
        </draw:frame>
        <draw:frame draw:style-name="gr76" draw:text-style-name="P19" xml:id="id37" draw:id="id37" draw:layer="layout" svg:width="1.446cm" svg:height="0.683cm" svg:x="28.304cm" svg:y="7.5cm">
          <draw:text-box>
            <text:p><text:span text:style-name="T11">A &lt; B</text:span></text:p>
          </draw:text-box>
        </draw:frame>
        <draw:frame draw:style-name="gr77" draw:text-style-name="P19" xml:id="id30" draw:id="id30" draw:layer="layout" svg:width="0.76cm" svg:height="0.683cm" svg:x="19.04cm" svg:y="5.538cm">
          <draw:text-box>
            <text:p><text:span text:style-name="T11">A</text:span></text:p>
          </draw:text-box>
        </draw:frame>
        <draw:frame draw:style-name="gr21" draw:text-style-name="P19" xml:id="id32" draw:id="id32" draw:layer="layout" svg:width="0.75cm" svg:height="0.75cm" svg:x="19cm" svg:y="7.25cm">
          <draw:text-box>
            <text:p><text:span text:style-name="T11">B</text:span></text:p>
          </draw:text-box>
        </draw:frame>
        <draw:connector draw:style-name="gr78" draw:text-style-name="P22" draw:layer="layout" svg:x1="16.633cm" svg:y1="11.629cm" svg:x2="19.04cm" svg:y2="5.879cm" draw:start-shape="id29" draw:start-glue-point="1" draw:end-shape="id30" draw:end-glue-point="3" svg:d="M16633 11629h1204v-5750h1203" svg:viewBox="0 0 2408 5751">
          <text:p/>
        </draw:connector>
        <draw:connector draw:style-name="gr79" draw:text-style-name="P22" draw:layer="layout" svg:x1="31.248cm" svg:y1="11.769cm" svg:x2="19cm" svg:y2="7.625cm" draw:start-shape="id31" draw:start-glue-point="1" draw:end-shape="id32" draw:end-glue-point="3" svg:d="M31248 11769h500v-2125h-13248v-2019h500" svg:viewBox="0 0 13249 4145">
          <text:p/>
        </draw:connector>
        <draw:custom-shape draw:style-name="gr80" draw:text-style-name="P21" draw:layer="layout" svg:width="6.25cm" svg:height="4cm" svg:x="11.25cm" svg:y="29cm">
          <text:p text:style-name="P17"><text:span text:style-name="T12">PLAYER</text:span></text:p>
          <text:p text:style-name="P17"><text:span text:style-name="T10">Reg 1 bits</text:span></text:p>
          <draw:enhanced-geometry svg:viewBox="0 0 21600 21600" draw:type="rectangle" draw:enhanced-path="M 0 0 L 21600 0 21600 21600 0 21600 0 0 Z N"/>
        </draw:custom-shape>
        <draw:frame draw:style-name="gr64" draw:text-style-name="P19" draw:layer="layout" svg:width="1.5cm" svg:height="0.712cm" svg:x="11.25cm" svg:y="32.25cm">
          <draw:text-box>
            <text:p><text:span text:style-name="T11">CLK</text:span></text:p>
          </draw:text-box>
        </draw:frame>
        <draw:frame draw:style-name="gr64" draw:text-style-name="P19" draw:layer="layout" svg:width="1.5cm" svg:height="0.712cm" svg:x="11.25cm" svg:y="29.25cm">
          <draw:text-box>
            <text:p><text:span text:style-name="T11">SET</text:span></text:p>
          </draw:text-box>
        </draw:frame>
        <draw:frame draw:style-name="gr64" draw:text-style-name="P19" xml:id="id38" draw:id="id38" draw:layer="layout" svg:width="0.75cm" svg:height="0.712cm" svg:x="16.75cm" svg:y="29.75cm">
          <draw:text-box>
            <text:p><text:span text:style-name="T11">Q</text:span></text:p>
          </draw:text-box>
        </draw:frame>
        <draw:connector draw:style-name="gr81" draw:text-style-name="P23" draw:layer="layout" draw:line-skew="10.28cm" svg:x1="-0.053cm" svg:y1="16.404cm" svg:x2="23.492cm" svg:y2="12.481cm" draw:end-shape="id33" draw:end-glue-point="3" svg:d="M-53 16404h21803v-3923h1742" svg:viewBox="0 0 23546 3924">
          <text:p/>
        </draw:connector>
        <draw:line draw:style-name="gr82" draw:text-style-name="P23" draw:layer="layout" svg:x1="0cm" svg:y1="12.25cm" svg:x2="9cm" svg:y2="12.25cm">
          <text:p/>
        </draw:line>
        <draw:line draw:style-name="gr83" draw:text-style-name="P23" draw:layer="layout" svg:x1="6cm" svg:y1="11.25cm" svg:x2="8.75cm" svg:y2="11.25cm">
          <text:p/>
        </draw:line>
        <draw:connector draw:style-name="gr84" draw:text-style-name="P23" draw:layer="layout" draw:line-skew="8.951cm" svg:x1="0.105cm" svg:y1="15.029cm" svg:x2="23.492cm" svg:y2="11.269cm" draw:end-shape="id34" draw:end-glue-point="3" svg:d="M105 15029h20395v-3760h2992" svg:viewBox="0 0 23388 3761">
          <text:p/>
        </draw:connector>
        <draw:connector draw:style-name="gr85" draw:text-style-name="P23" draw:layer="layout" draw:line-skew="6cm" svg:x1="29.75cm" svg:y1="5.841cm" svg:x2="-0.158cm" svg:y2="22.86cm" draw:start-shape="id35" draw:start-glue-point="1" svg:d="M29750 5841h6500v17019h-36408" svg:viewBox="0 0 36409 17020">
          <text:p/>
        </draw:connector>
        <draw:connector draw:style-name="gr86" draw:text-style-name="P23" draw:layer="layout" draw:line-skew="5cm" svg:x1="29.75cm" svg:y1="6.841cm" svg:x2="0cm" svg:y2="20.532cm" draw:start-shape="id36" draw:start-glue-point="1" svg:d="M29750 6841h5500v13691h-35250" svg:viewBox="0 0 35251 13692">
          <text:p/>
        </draw:connector>
        <draw:connector draw:style-name="gr87" draw:text-style-name="P23" draw:layer="layout" draw:line-skew="3.25cm" svg:x1="29.75cm" svg:y1="7.841cm" svg:x2="-0.052cm" svg:y2="18.786cm" draw:start-shape="id37" draw:start-glue-point="1" svg:d="M29750 7841h3750v10945h-33552" svg:viewBox="0 0 33553 10946">
          <text:p/>
        </draw:connector>
        <draw:line draw:style-name="gr88" draw:text-style-name="P23" draw:layer="layout" svg:x1="0cm" svg:y1="29.75cm" svg:x2="11.25cm" svg:y2="29.75cm">
          <text:p/>
        </draw:line>
        <draw:connector draw:style-name="gr89" draw:text-style-name="P23" draw:layer="layout" draw:line-skew="0.5cm" svg:x1="17.5cm" svg:y1="30.106cm" svg:x2="0cm" svg:y2="27.869cm" draw:start-shape="id38" draw:start-glue-point="1" svg:d="M17500 30106h1000v-2237h-18500" svg:viewBox="0 0 18501 2238">
          <text:p/>
        </draw:connector>
        <draw:custom-shape draw:style-name="gr80" draw:text-style-name="P21" draw:layer="layout" svg:width="6.25cm" svg:height="4cm" svg:x="13.425cm" svg:y="54.5cm">
          <text:p text:style-name="P17"><text:span text:style-name="T12">PLAYER POS</text:span></text:p>
          <text:p text:style-name="P17"><text:span text:style-name="T10">Reg 1 bit</text:span></text:p>
          <draw:enhanced-geometry svg:viewBox="0 0 21600 21600" draw:type="rectangle" draw:enhanced-path="M 0 0 L 21600 0 21600 21600 0 21600 0 0 Z N"/>
        </draw:custom-shape>
        <draw:frame draw:style-name="gr64" draw:text-style-name="P19" draw:layer="layout" svg:width="1.5cm" svg:height="0.712cm" svg:x="13.425cm" svg:y="57.5cm">
          <draw:text-box>
            <text:p><text:span text:style-name="T11">CLK</text:span></text:p>
          </draw:text-box>
        </draw:frame>
        <draw:frame draw:style-name="gr64" draw:text-style-name="P19" xml:id="id40" draw:id="id40" draw:layer="layout" svg:width="2cm" svg:height="0.712cm" svg:x="13.425cm" svg:y="56.288cm">
          <draw:text-box>
            <text:p><text:span text:style-name="T11">CLEAR</text:span></text:p>
          </draw:text-box>
        </draw:frame>
        <draw:frame draw:style-name="gr90" draw:text-style-name="P19" xml:id="id39" draw:id="id39" draw:layer="layout" svg:width="2.25cm" svg:height="1.115cm" svg:x="13.425cm" svg:y="55.038cm">
          <draw:text-box>
            <text:p><text:span text:style-name="T11">PRESET</text:span></text:p>
          </draw:text-box>
        </draw:frame>
        <draw:frame draw:style-name="gr64" draw:text-style-name="P19" xml:id="id41" draw:id="id41" draw:layer="layout" svg:width="0.75cm" svg:height="0.712cm" svg:x="18.925cm" svg:y="55.25cm">
          <draw:text-box>
            <text:p><text:span text:style-name="T11">Q</text:span></text:p>
          </draw:text-box>
        </draw:frame>
        <draw:connector draw:style-name="gr91" draw:text-style-name="P23" draw:layer="layout" draw:line-skew="-1.652cm" svg:x1="9.729cm" svg:y1="70.289cm" svg:x2="13.425cm" svg:y2="55.595cm" draw:end-shape="id39" draw:end-glue-point="3" svg:d="M9729 70289h-54v-14694h3750" svg:viewBox="0 0 3751 14695">
          <text:p/>
        </draw:connector>
        <draw:connector draw:style-name="gr92" draw:text-style-name="P23" draw:layer="layout" draw:line-skew="-0.631cm" svg:x1="11.687cm" svg:y1="70.329cm" svg:x2="13.425cm" svg:y2="56.644cm" draw:end-shape="id40" draw:end-glue-point="3" svg:d="M11687 70329h-12v-13685h1750" svg:viewBox="0 0 1751 13686">
          <text:p/>
        </draw:connector>
        <draw:connector draw:style-name="gr93" draw:text-style-name="P23" xml:id="id61" draw:id="id61" draw:layer="layout" svg:x1="19.675cm" svg:y1="55.606cm" svg:x2="27.75cm" svg:y2="55.625cm" draw:start-shape="id41" draw:start-glue-point="1" draw:end-shape="id42" draw:end-glue-point="3" svg:d="M19675 55606h4038v19h4037" svg:viewBox="0 0 8076 20">
          <text:p/>
        </draw:connector>
        <draw:custom-shape draw:style-name="gr94" draw:text-style-name="P21" draw:layer="layout" svg:width="10.25cm" svg:height="4cm" svg:x="34.25cm" svg:y="37.25cm">
          <text:p text:style-name="P17"><text:span text:style-name="T10">Reg 17 bits</text:span></text:p>
          <draw:enhanced-geometry svg:viewBox="0 0 21600 21600" draw:type="rectangle" draw:enhanced-path="M 0 0 L 21600 0 21600 21600 0 21600 0 0 Z N"/>
        </draw:custom-shape>
        <draw:frame draw:style-name="gr64" draw:text-style-name="P19" xml:id="id45" draw:id="id45" draw:layer="layout" svg:width="2.46cm" svg:height="0.712cm" svg:x="34.25cm" svg:y="40.25cm">
          <draw:text-box>
            <text:p><text:span text:style-name="T11">CLK</text:span></text:p>
          </draw:text-box>
        </draw:frame>
        <draw:frame draw:style-name="gr64" draw:text-style-name="P19" xml:id="id43" draw:id="id43" draw:layer="layout" svg:width="2.46cm" svg:height="0.712cm" svg:x="34.25cm" svg:y="39.038cm">
          <draw:text-box>
            <text:p><text:span text:style-name="T11">E</text:span></text:p>
          </draw:text-box>
        </draw:frame>
        <draw:frame draw:style-name="gr64" draw:text-style-name="P19" xml:id="id84" draw:id="id84" draw:layer="layout" svg:width="2cm" svg:height="0.712cm" svg:x="34.25cm" svg:y="37.788cm">
          <draw:text-box>
            <text:p><text:span text:style-name="T11">D</text:span></text:p>
          </draw:text-box>
        </draw:frame>
        <draw:frame draw:style-name="gr64" draw:text-style-name="P19" draw:layer="layout" svg:width="1.23cm" svg:height="0.712cm" svg:x="43.27cm" svg:y="38cm">
          <draw:text-box>
            <text:p><text:span text:style-name="T11">Q</text:span></text:p>
          </draw:text-box>
        </draw:frame>
        <draw:custom-shape draw:style-name="gr94" draw:text-style-name="P21" draw:layer="layout" svg:width="10.25cm" svg:height="4cm" svg:x="34.25cm" svg:y="41.75cm">
          <text:p text:style-name="P17"><text:span text:style-name="T10">Reg 17 bits</text:span></text:p>
          <draw:enhanced-geometry svg:viewBox="0 0 21600 21600" draw:type="rectangle" draw:enhanced-path="M 0 0 L 21600 0 21600 21600 0 21600 0 0 Z N"/>
        </draw:custom-shape>
        <draw:frame draw:style-name="gr64" draw:text-style-name="P19" xml:id="id46" draw:id="id46" draw:layer="layout" svg:width="2.46cm" svg:height="0.712cm" svg:x="34.25cm" svg:y="44.75cm">
          <draw:text-box>
            <text:p><text:span text:style-name="T11">CLK</text:span></text:p>
          </draw:text-box>
        </draw:frame>
        <draw:frame draw:style-name="gr64" draw:text-style-name="P19" xml:id="id44" draw:id="id44" draw:layer="layout" svg:width="2.46cm" svg:height="0.712cm" svg:x="34.25cm" svg:y="43.538cm">
          <draw:text-box>
            <text:p><text:span text:style-name="T11">E</text:span></text:p>
          </draw:text-box>
        </draw:frame>
        <draw:frame draw:style-name="gr64" draw:text-style-name="P19" xml:id="id85" draw:id="id85" draw:layer="layout" svg:width="2cm" svg:height="0.712cm" svg:x="34.25cm" svg:y="42.288cm">
          <draw:text-box>
            <text:p><text:span text:style-name="T11">D</text:span></text:p>
          </draw:text-box>
        </draw:frame>
        <draw:frame draw:style-name="gr64" draw:text-style-name="P19" draw:layer="layout" svg:width="1.23cm" svg:height="0.712cm" svg:x="43.27cm" svg:y="42.5cm">
          <draw:text-box>
            <text:p><text:span text:style-name="T11">Q</text:span></text:p>
          </draw:text-box>
        </draw:frame>
        <draw:connector draw:style-name="gr95" draw:text-style-name="P23" draw:layer="layout" svg:x1="34.25cm" svg:y1="39.394cm" svg:x2="34.25cm" svg:y2="43.894cm" draw:start-shape="id43" draw:start-glue-point="3" draw:end-shape="id44" draw:end-glue-point="3" svg:d="M34250 39394h-500v4500h500" svg:viewBox="0 0 501 4501">
          <text:p/>
        </draw:connector>
        <draw:connector draw:style-name="gr96" draw:text-style-name="P23" draw:layer="layout" draw:line-skew="-0.75cm" svg:x1="34.25cm" svg:y1="40.606cm" svg:x2="34.25cm" svg:y2="45.106cm" draw:start-shape="id45" draw:start-glue-point="3" draw:end-shape="id46" draw:end-glue-point="3" svg:d="M34250 40606h-1250v4500h1250" svg:viewBox="0 0 1251 4501">
          <text:p/>
        </draw:connector>
        <draw:frame draw:style-name="gr97" draw:text-style-name="P24" xml:id="id47" draw:id="id47" draw:layer="layout" svg:width="1.793cm" svg:height="0.683cm" svg:x="11.207cm" svg:y="31.25cm">
          <draw:text-box>
            <text:p><text:span text:style-name="T13">CLEAR</text:span></text:p>
          </draw:text-box>
        </draw:frame>
        <draw:connector draw:style-name="gr98" draw:text-style-name="P23" draw:layer="layout" svg:x1="-0.232cm" svg:y1="31.585cm" svg:x2="11.207cm" svg:y2="31.591cm" draw:end-shape="id47" draw:end-glue-point="3" svg:d="M-232 31585h5470v6h5969" svg:viewBox="0 0 11440 7">
          <text:p/>
        </draw:connector>
        <draw:line draw:style-name="gr99" draw:text-style-name="P23" draw:layer="layout" svg:x1="6cm" svg:y1="11.25cm" svg:x2="0cm" svg:y2="11.25cm">
          <text:p/>
        </draw:line>
        <draw:frame draw:style-name="gr100" draw:text-style-name="P25" draw:layer="layout" svg:width="0.925cm" svg:height="0.962cm" svg:x="9.25cm" svg:y="70.288cm">
          <draw:text-box>
            <text:p>A</text:p>
          </draw:text-box>
        </draw:frame>
        <draw:frame draw:style-name="gr100" draw:text-style-name="P25" draw:layer="layout" svg:width="0.925cm" svg:height="0.962cm" svg:x="11.25cm" svg:y="70.288cm">
          <draw:text-box>
            <text:p>B</text:p>
          </draw:text-box>
        </draw:frame>
        <draw:line draw:style-name="gr99" draw:text-style-name="P23" xml:id="id48" draw:id="id48" draw:layer="layout" svg:x1="44.5cm" svg:y1="38.25cm" svg:x2="46.75cm" svg:y2="38.25cm">
          <text:p/>
        </draw:line>
        <draw:line draw:style-name="gr99" draw:text-style-name="P26" xml:id="id65" draw:id="id65" draw:layer="layout" svg:x1="44.5cm" svg:y1="43cm" svg:x2="46.5cm" svg:y2="43cm">
          <text:p/>
        </draw:line>
        <draw:connector draw:style-name="gr101" draw:text-style-name="P23" draw:layer="layout" draw:line-skew="23.56cm" svg:x1="44.5cm" svg:y1="38.25cm" svg:x2="-0.12cm" svg:y2="35.718cm" draw:start-shape="id48" svg:d="M44500 38250h1000v-2532h-45620" svg:viewBox="0 0 45621 2533">
          <text:p/>
        </draw:connector>
        <draw:frame draw:style-name="gr102" draw:text-style-name="P27" draw:layer="layout" svg:width="2.361cm" svg:height="1.427cm" svg:x="45.389cm" svg:y="36.161cm">
          <draw:text-box>
            <text:p><text:span text:style-name="T10">Q0(16)</text:span></text:p>
          </draw:text-box>
        </draw:frame>
        <draw:connector draw:style-name="gr103" draw:text-style-name="P23" draw:layer="layout" draw:line-skew="-0.54cm" svg:x1="45.5cm" svg:y1="49cm" svg:x2="27.79cm" svg:y2="53.879cm" draw:start-shape="id49" draw:start-glue-point="2" draw:end-shape="id50" draw:end-glue-point="3" svg:d="M45500 49000h-18750v4879h1040" svg:viewBox="0 0 18751 4880">
          <text:p/>
        </draw:connector>
        <draw:custom-shape draw:style-name="gr74" draw:text-style-name="P21" draw:layer="layout" svg:width="10.75cm" svg:height="3.75cm" svg:x="27.75cm" svg:y="53cm">
          <text:p text:style-name="P17"><text:span text:style-name="T14">Comparador </text:span></text:p>
          <draw:enhanced-geometry svg:viewBox="0 0 21600 21600" draw:type="rectangle" draw:enhanced-path="M 0 0 L 21600 0 21600 21600 0 21600 0 0 Z N"/>
        </draw:custom-shape>
        <draw:frame draw:style-name="gr104" draw:text-style-name="P19" xml:id="id51" draw:id="id51" draw:layer="layout" svg:width="2cm" svg:height="0.683cm" svg:x="36.5cm" svg:y="54.567cm">
          <draw:text-box>
            <text:p><text:span text:style-name="T11">A == B</text:span></text:p>
          </draw:text-box>
        </draw:frame>
        <draw:frame draw:style-name="gr77" draw:text-style-name="P19" xml:id="id50" draw:id="id50" draw:layer="layout" svg:width="0.76cm" svg:height="0.683cm" svg:x="27.79cm" svg:y="53.538cm">
          <draw:text-box>
            <text:p><text:span text:style-name="T11">A</text:span></text:p>
          </draw:text-box>
        </draw:frame>
        <draw:frame draw:style-name="gr21" draw:text-style-name="P19" xml:id="id42" draw:id="id42" draw:layer="layout" svg:width="0.75cm" svg:height="0.75cm" svg:x="27.75cm" svg:y="55.25cm">
          <draw:text-box>
            <text:p><text:span text:style-name="T11">B</text:span></text:p>
          </draw:text-box>
        </draw:frame>
        <draw:line draw:style-name="gr99" draw:text-style-name="P23" xml:id="id49" draw:id="id49" draw:layer="layout" svg:x1="45.5cm" svg:y1="43cm" svg:x2="45.5cm" svg:y2="49cm">
          <text:p/>
        </draw:line>
        <draw:frame draw:style-name="gr105" draw:text-style-name="P27" draw:layer="layout" svg:width="2.361cm" svg:height="0.839cm" svg:x="45.389cm" svg:y="43.75cm">
          <draw:text-box>
            <text:p><text:span text:style-name="T10">Q1(16)</text:span></text:p>
          </draw:text-box>
        </draw:frame>
        <draw:connector draw:style-name="gr106" draw:text-style-name="P23" draw:layer="layout" draw:line-skew="1.25cm" svg:x1="38.5cm" svg:y1="54.908cm" svg:x2="0cm" svg:y2="59.062cm" draw:start-shape="id51" draw:start-glue-point="1" svg:d="M38500 54908h1750v4154h-40250" svg:viewBox="0 0 40251 4155">
          <text:p/>
        </draw:connector>
        <draw:custom-shape draw:style-name="gr107" draw:text-style-name="P21" draw:layer="layout" svg:width="7.5cm" svg:height="4cm" svg:x="45.5cm" svg:y="2.75cm">
          <text:p text:style-name="P17"><text:span text:style-name="T10">DISPLAY 7 SEG.</text:span></text:p>
          <draw:enhanced-geometry svg:viewBox="0 0 21600 21600" draw:type="rectangle" draw:enhanced-path="M 0 0 L 21600 0 21600 21600 0 21600 0 0 Z N"/>
        </draw:custom-shape>
        <draw:line draw:style-name="gr108" draw:text-style-name="P23" draw:layer="layout" svg:x1="49cm" svg:y1="2.75cm" svg:x2="49cm" svg:y2="0cm">
          <text:p/>
        </draw:line>
        <draw:frame draw:style-name="gr100" draw:text-style-name="P25" xml:id="id53" draw:id="id53" draw:layer="layout" svg:width="0.925cm" svg:height="0.962cm" svg:x="47.075cm" svg:y="5.75cm">
          <draw:text-box>
            <text:p>A</text:p>
          </draw:text-box>
        </draw:frame>
        <draw:frame draw:style-name="gr100" draw:text-style-name="P25" xml:id="id52" draw:id="id52" draw:layer="layout" svg:width="0.925cm" svg:height="0.962cm" svg:x="50.575cm" svg:y="5.788cm">
          <draw:text-box>
            <text:p>B</text:p>
          </draw:text-box>
        </draw:frame>
        <draw:connector draw:style-name="gr109" draw:text-style-name="P23" draw:layer="layout" draw:line-skew="2.248cm" svg:x1="31.722cm" svg:y1="11.753cm" svg:x2="51.037cm" svg:y2="6.75cm" draw:end-shape="id52" draw:end-glue-point="2" svg:d="M31722 11753v-3h19315v-5000" svg:viewBox="0 0 19316 5004">
          <text:p/>
        </draw:connector>
        <draw:connector draw:style-name="gr110" draw:text-style-name="P23" draw:layer="layout" draw:line-skew="5.092cm" svg:x1="17.708cm" svg:y1="11.604cm" svg:x2="47.537cm" svg:y2="6.712cm" draw:end-shape="id53" draw:end-glue-point="2" svg:d="M17708 11604v2896h29829v-7788" svg:viewBox="0 0 29830 7789">
          <text:p/>
        </draw:connector>
        <draw:custom-shape draw:style-name="gr94" draw:text-style-name="P21" draw:layer="layout" svg:width="10.25cm" svg:height="4cm" svg:x="54.25cm" svg:y="47.339cm">
          <text:p text:style-name="P17"><text:span text:style-name="T10">Reg 17 bits</text:span></text:p>
          <draw:enhanced-geometry svg:viewBox="0 0 21600 21600" draw:type="rectangle" draw:enhanced-path="M 0 0 L 21600 0 21600 21600 0 21600 0 0 Z N"/>
        </draw:custom-shape>
        <draw:frame draw:style-name="gr64" draw:text-style-name="P19" xml:id="id56" draw:id="id56" draw:layer="layout" svg:width="2.46cm" svg:height="0.712cm" svg:x="54.25cm" svg:y="50.339cm">
          <draw:text-box>
            <text:p><text:span text:style-name="T11">CLK</text:span></text:p>
          </draw:text-box>
        </draw:frame>
        <draw:frame draw:style-name="gr64" draw:text-style-name="P19" xml:id="id54" draw:id="id54" draw:layer="layout" svg:width="2.46cm" svg:height="0.712cm" svg:x="54.25cm" svg:y="49.127cm">
          <draw:text-box>
            <text:p><text:span text:style-name="T11">E</text:span></text:p>
          </draw:text-box>
        </draw:frame>
        <draw:frame draw:style-name="gr64" draw:text-style-name="P19" xml:id="id90" draw:id="id90" draw:layer="layout" svg:width="2cm" svg:height="0.712cm" svg:x="54.25cm" svg:y="47.877cm">
          <draw:text-box>
            <text:p><text:span text:style-name="T11">D</text:span></text:p>
          </draw:text-box>
        </draw:frame>
        <draw:frame draw:style-name="gr64" draw:text-style-name="P19" draw:layer="layout" svg:width="1.23cm" svg:height="0.712cm" svg:x="63.27cm" svg:y="48.089cm">
          <draw:text-box>
            <text:p><text:span text:style-name="T11">Q</text:span></text:p>
          </draw:text-box>
        </draw:frame>
        <draw:custom-shape draw:style-name="gr94" draw:text-style-name="P21" draw:layer="layout" svg:width="10.25cm" svg:height="4cm" svg:x="54.25cm" svg:y="51.839cm">
          <text:p text:style-name="P17"><text:span text:style-name="T10">Reg 17 bits</text:span></text:p>
          <draw:enhanced-geometry svg:viewBox="0 0 21600 21600" draw:type="rectangle" draw:enhanced-path="M 0 0 L 21600 0 21600 21600 0 21600 0 0 Z N"/>
        </draw:custom-shape>
        <draw:frame draw:style-name="gr64" draw:text-style-name="P19" xml:id="id57" draw:id="id57" draw:layer="layout" svg:width="2.46cm" svg:height="0.712cm" svg:x="54.25cm" svg:y="54.839cm">
          <draw:text-box>
            <text:p><text:span text:style-name="T11">CLK</text:span></text:p>
          </draw:text-box>
        </draw:frame>
        <draw:frame draw:style-name="gr64" draw:text-style-name="P19" xml:id="id55" draw:id="id55" draw:layer="layout" svg:width="2.46cm" svg:height="0.712cm" svg:x="54.25cm" svg:y="53.627cm">
          <draw:text-box>
            <text:p><text:span text:style-name="T11">E</text:span></text:p>
          </draw:text-box>
        </draw:frame>
        <draw:frame draw:style-name="gr64" draw:text-style-name="P19" xml:id="id88" draw:id="id88" draw:layer="layout" svg:width="2cm" svg:height="0.712cm" svg:x="54.25cm" svg:y="52.377cm">
          <draw:text-box>
            <text:p><text:span text:style-name="T11">D</text:span></text:p>
          </draw:text-box>
        </draw:frame>
        <draw:frame draw:style-name="gr64" draw:text-style-name="P19" draw:layer="layout" svg:width="1.23cm" svg:height="0.712cm" svg:x="63.27cm" svg:y="52.589cm">
          <draw:text-box>
            <text:p><text:span text:style-name="T11">Q</text:span></text:p>
          </draw:text-box>
        </draw:frame>
        <draw:connector draw:style-name="gr95" draw:text-style-name="P23" draw:layer="layout" svg:x1="54.25cm" svg:y1="49.483cm" svg:x2="54.25cm" svg:y2="53.983cm" draw:start-shape="id54" draw:start-glue-point="3" draw:end-shape="id55" draw:end-glue-point="3" svg:d="M54250 49483h-500v4500h500" svg:viewBox="0 0 501 4501">
          <text:p/>
        </draw:connector>
        <draw:connector draw:style-name="gr96" draw:text-style-name="P23" draw:layer="layout" draw:line-skew="-0.75cm" svg:x1="54.25cm" svg:y1="50.695cm" svg:x2="54.25cm" svg:y2="55.195cm" draw:start-shape="id56" draw:start-glue-point="3" draw:end-shape="id57" draw:end-glue-point="3" svg:d="M54250 50695h-1250v4500h1250" svg:viewBox="0 0 1251 4501">
          <text:p/>
        </draw:connector>
        <draw:line draw:style-name="gr99" draw:text-style-name="P23" xml:id="id58" draw:id="id58" draw:layer="layout" svg:x1="64.5cm" svg:y1="48.339cm" svg:x2="66.75cm" svg:y2="48.339cm">
          <text:p/>
        </draw:line>
        <draw:line draw:style-name="gr99" draw:text-style-name="P26" xml:id="id64" draw:id="id64" draw:layer="layout" svg:x1="64.5cm" svg:y1="53.089cm" svg:x2="66.5cm" svg:y2="53.089cm">
          <text:p/>
        </draw:line>
        <draw:frame draw:style-name="gr111" draw:text-style-name="P27" draw:layer="layout" svg:width="2.157cm" svg:height="0.839cm" svg:x="65.389cm" svg:y="46.25cm">
          <draw:text-box>
            <text:p><text:span text:style-name="T10">Q0(16)</text:span></text:p>
          </draw:text-box>
        </draw:frame>
        <draw:line draw:style-name="gr99" draw:text-style-name="P23" xml:id="id59" draw:id="id59" draw:layer="layout" svg:x1="65.5cm" svg:y1="53.089cm" svg:x2="65.5cm" svg:y2="59.089cm">
          <text:p/>
        </draw:line>
        <draw:frame draw:style-name="gr111" draw:text-style-name="P27" draw:layer="layout" svg:width="2.157cm" svg:height="0.839cm" svg:x="65.389cm" svg:y="53.839cm">
          <draw:text-box>
            <text:p><text:span text:style-name="T10">Q1(16)</text:span></text:p>
          </draw:text-box>
        </draw:frame>
        <draw:connector draw:style-name="gr112" draw:text-style-name="P23" draw:layer="layout" draw:line-skew="33.25cm" svg:x1="65.625cm" svg:y1="48.339cm" svg:x2="0cm" svg:y2="47.027cm" draw:start-shape="id58" draw:start-glue-point="0" svg:d="M65625 48339h-375v-1312h-65250" svg:viewBox="0 0 65626 1313">
          <text:p/>
        </draw:connector>
        <draw:custom-shape draw:style-name="gr74" draw:text-style-name="P21" draw:layer="layout" svg:width="10.75cm" svg:height="3.75cm" svg:x="27.75cm" svg:y="62.5cm">
          <text:p text:style-name="P17"><text:span text:style-name="T10">Comparador</text:span></text:p>
          <draw:enhanced-geometry svg:viewBox="0 0 21600 21600" draw:type="rectangle" draw:enhanced-path="M 0 0 L 21600 0 21600 21600 0 21600 0 0 Z N"/>
        </draw:custom-shape>
        <draw:frame draw:style-name="gr104" draw:text-style-name="P19" xml:id="id63" draw:id="id63" draw:layer="layout" svg:width="2cm" svg:height="0.683cm" svg:x="36.5cm" svg:y="64.067cm">
          <draw:text-box>
            <text:p><text:span text:style-name="T11">A == B</text:span></text:p>
          </draw:text-box>
        </draw:frame>
        <draw:frame draw:style-name="gr77" draw:text-style-name="P19" xml:id="id60" draw:id="id60" draw:layer="layout" svg:width="0.76cm" svg:height="0.683cm" svg:x="27.79cm" svg:y="63.038cm">
          <draw:text-box>
            <text:p><text:span text:style-name="T11">A</text:span></text:p>
          </draw:text-box>
        </draw:frame>
        <draw:frame draw:style-name="gr21" draw:text-style-name="P19" xml:id="id62" draw:id="id62" draw:layer="layout" svg:width="0.75cm" svg:height="0.75cm" svg:x="27.75cm" svg:y="64.75cm">
          <draw:text-box>
            <text:p><text:span text:style-name="T11">B</text:span></text:p>
          </draw:text-box>
        </draw:frame>
        <draw:connector draw:style-name="gr113" draw:text-style-name="P23" draw:layer="layout" svg:x1="65.5cm" svg:y1="59.089cm" svg:x2="27.79cm" svg:y2="63.379cm" draw:start-shape="id59" draw:start-glue-point="2" draw:end-shape="id60" draw:end-glue-point="3" svg:d="M65500 59089h-38210v4290h500" svg:viewBox="0 0 38211 4291">
          <text:p/>
        </draw:connector>
        <draw:connector draw:style-name="gr114" draw:text-style-name="P23" draw:layer="layout" svg:x1="23.713cm" svg:y1="55.615cm" svg:x2="27.75cm" svg:y2="65.125cm" draw:start-shape="id61" draw:start-glue-point="0" draw:end-shape="id62" draw:end-glue-point="3" svg:d="M23713 55615v9510h4037" svg:viewBox="0 0 4038 9511">
          <text:p/>
        </draw:connector>
        <draw:connector draw:style-name="gr115" draw:text-style-name="P23" draw:layer="layout" draw:line-skew="1.25cm" svg:x1="38.5cm" svg:y1="64.408cm" svg:x2="0.059cm" svg:y2="66.969cm" draw:start-shape="id63" draw:start-glue-point="1" svg:d="M38500 64408h1750v2561h-40191" svg:viewBox="0 0 40192 2562">
          <text:p/>
        </draw:connector>
        <draw:custom-shape draw:style-name="gr116" draw:text-style-name="P23" draw:layer="layout" svg:width="17.5cm" svg:height="12.5cm" svg:x="31.75cm" svg:y="35.25cm">
          <text:p/>
          <draw:enhanced-geometry svg:viewBox="0 0 21600 21600" draw:type="rectangle" draw:enhanced-path="M 0 0 L 21600 0 21600 21600 0 21600 0 0 Z N"/>
        </draw:custom-shape>
        <draw:frame draw:style-name="gr117" draw:text-style-name="P25" draw:layer="layout" svg:width="9.57cm" svg:height="0.962cm" svg:x="34.68cm" svg:y="34.038cm">
          <draw:text-box>
            <text:p>REGISTRADOR DAS MOEDAS</text:p>
          </draw:text-box>
        </draw:frame>
        <draw:custom-shape draw:style-name="gr118" draw:text-style-name="P23" draw:layer="layout" svg:width="17.75cm" svg:height="15.25cm" svg:x="50.5cm" svg:y="44.75cm">
          <text:p/>
          <draw:enhanced-geometry svg:viewBox="0 0 21600 21600" draw:type="rectangle" draw:enhanced-path="M 0 0 L 21600 0 21600 21600 0 21600 0 0 Z N"/>
        </draw:custom-shape>
        <draw:frame draw:style-name="gr68" draw:text-style-name="P25" draw:layer="layout" svg:width="11.75cm" svg:height="0.962cm" svg:x="53.75cm" svg:y="43.788cm">
          <draw:text-box>
            <text:p>REGISTRADOR DOS OBSTÁCULOS</text:p>
          </draw:text-box>
        </draw:frame>
        <draw:custom-shape draw:style-name="gr119" draw:text-style-name="P26" draw:layer="layout" svg:width="15.25cm" svg:height="25cm" svg:x="83cm" svg:y="47cm">
          <text:p text:style-name="P28">DRIVER LCD</text:p>
          <draw:enhanced-geometry svg:viewBox="0 0 21600 21600" draw:type="rectangle" draw:enhanced-path="M 0 0 L 21600 0 21600 21600 0 21600 0 0 Z N"/>
        </draw:custom-shape>
        <draw:connector draw:style-name="gr120" draw:text-style-name="P23" draw:layer="layout" draw:line-skew="-4.982cm" svg:x1="66.5cm" svg:y1="53.089cm" svg:x2="82.462cm" svg:y2="57.326cm" draw:start-shape="id64" draw:start-glue-point="1" svg:d="M66500 53089h3250v4237h12712" svg:viewBox="0 0 15963 4238">
          <text:p/>
        </draw:connector>
        <draw:connector draw:style-name="gr121" draw:text-style-name="P23" draw:layer="layout" draw:line-skew="-3.857cm" svg:x1="66.75cm" svg:y1="48.339cm" svg:x2="82.462cm" svg:y2="55.342cm" draw:start-shape="id58" draw:start-glue-point="1" svg:d="M66750 48339h4250v7003h11462" svg:viewBox="0 0 15713 7004">
          <text:p/>
        </draw:connector>
        <draw:connector draw:style-name="gr122" draw:text-style-name="P23" draw:layer="layout" draw:line-skew="7.018cm" svg:x1="46.5cm" svg:y1="43cm" svg:x2="82.462cm" svg:y2="51.299cm" draw:start-shape="id65" draw:start-glue-point="1" svg:d="M46500 43000h25250v8299h10712" svg:viewBox="0 0 35963 8300">
          <text:p/>
        </draw:connector>
        <draw:connector draw:style-name="gr123" draw:text-style-name="P23" draw:layer="layout" draw:line-skew="8.893cm" svg:x1="46.75cm" svg:y1="38.25cm" svg:x2="82.462cm" svg:y2="49.095cm" draw:start-shape="id48" draw:start-glue-point="1" svg:d="M46750 38250h27000v10845h8712" svg:viewBox="0 0 35713 10846">
          <text:p/>
        </draw:connector>
        <draw:custom-shape draw:style-name="gr124" draw:text-style-name="P26" draw:layer="layout" svg:width="11.5cm" svg:height="3.25cm" svg:x="16.781cm" svg:y="37.75cm">
          <text:p text:style-name="P28">LFSR 8bits</text:p>
          <draw:enhanced-geometry svg:viewBox="0 0 21600 21600" draw:type="rectangle" draw:enhanced-path="M 0 0 L 21600 0 21600 21600 0 21600 0 0 Z N"/>
        </draw:custom-shape>
        <draw:frame draw:style-name="gr125" draw:text-style-name="P27" xml:id="id77" draw:id="id77" draw:layer="layout" svg:width="1.531cm" svg:height="0.839cm" svg:x="16.75cm" svg:y="39cm">
          <draw:text-box>
            <text:p><text:span text:style-name="T10">CLK</text:span></text:p>
          </draw:text-box>
        </draw:frame>
        <draw:frame draw:style-name="gr126" draw:text-style-name="P27" xml:id="id81" draw:id="id81" draw:layer="layout" svg:width="1.615cm" svg:height="0.839cm" svg:x="26.666cm" svg:y="38.911cm">
          <draw:text-box>
            <text:p><text:span text:style-name="T10">OUT</text:span></text:p>
          </draw:text-box>
        </draw:frame>
        <draw:frame draw:style-name="gr127" draw:text-style-name="P27" draw:layer="layout" svg:width="4.384cm" svg:height="0.839cm" svg:x="0.5cm" svg:y="10.411cm">
          <draw:text-box>
            <text:p><text:span text:style-name="T10">CLR_MOEDA_1</text:span></text:p>
          </draw:text-box>
        </draw:frame>
        <draw:frame draw:style-name="gr128" draw:text-style-name="P27" draw:layer="layout" svg:width="4.409cm" svg:height="0.839cm" svg:x="0.75cm" svg:y="11.411cm">
          <draw:text-box>
            <text:p><text:span text:style-name="T10">CNT_MOEDA_1</text:span></text:p>
          </draw:text-box>
        </draw:frame>
        <draw:frame draw:style-name="gr128" draw:text-style-name="P27" draw:layer="layout" svg:width="4.409cm" svg:height="0.839cm" svg:x="0.25cm" svg:y="15.5cm">
          <draw:text-box>
            <text:p><text:span text:style-name="T10">CNT_MOEDA_2</text:span></text:p>
          </draw:text-box>
        </draw:frame>
        <draw:frame draw:style-name="gr129" draw:text-style-name="P27" draw:layer="layout" svg:width="4.045cm" svg:height="0.839cm" svg:x="0.25cm" svg:y="28.911cm">
          <draw:text-box>
            <text:p><text:span text:style-name="T10">SET_PLAYER</text:span></text:p>
          </draw:text-box>
        </draw:frame>
        <draw:frame draw:style-name="gr130" draw:text-style-name="P25" draw:layer="layout" svg:width="3.558cm" svg:height="0.962cm" svg:x="1cm" svg:y="58.25cm">
          <draw:text-box>
            <text:p>COLETOU</text:p>
          </draw:text-box>
        </draw:frame>
        <draw:frame draw:style-name="gr131" draw:text-style-name="P25" draw:layer="layout" svg:width="3.182cm" svg:height="0.962cm" svg:x="1.5cm" svg:y="66.25cm">
          <draw:text-box>
            <text:p>ACABOU</text:p>
          </draw:text-box>
        </draw:frame>
        <draw:frame draw:style-name="gr129" draw:text-style-name="P27" draw:layer="layout" svg:width="4.045cm" svg:height="0.839cm" svg:x="0.205cm" svg:y="30.661cm">
          <draw:text-box>
            <text:p><text:span text:style-name="T10">CLR_PLAYER</text:span></text:p>
          </draw:text-box>
        </draw:frame>
        <draw:custom-shape draw:style-name="gr80" draw:text-style-name="P21" draw:layer="layout" svg:width="6.25cm" svg:height="4cm" svg:x="9.25cm" svg:y="75.25cm">
          <text:p text:style-name="P17"><text:span text:style-name="T10">Reg 1 bits</text:span></text:p>
          <draw:enhanced-geometry svg:viewBox="0 0 21600 21600" draw:type="rectangle" draw:enhanced-path="M 0 0 L 21600 0 21600 21600 0 21600 0 0 Z N"/>
        </draw:custom-shape>
        <draw:frame draw:style-name="gr64" draw:text-style-name="P19" draw:layer="layout" svg:width="1.5cm" svg:height="0.712cm" svg:x="9.25cm" svg:y="78.5cm">
          <draw:text-box>
            <text:p><text:span text:style-name="T11">CLK</text:span></text:p>
          </draw:text-box>
        </draw:frame>
        <draw:frame draw:style-name="gr64" draw:text-style-name="P19" xml:id="id67" draw:id="id67" draw:layer="layout" svg:width="1.5cm" svg:height="0.712cm" svg:x="9.25cm" svg:y="75.5cm">
          <draw:text-box>
            <text:p><text:span text:style-name="T11">SET</text:span></text:p>
          </draw:text-box>
        </draw:frame>
        <draw:frame draw:style-name="gr64" draw:text-style-name="P19" xml:id="id68" draw:id="id68" draw:layer="layout" svg:width="0.75cm" svg:height="0.712cm" svg:x="14.75cm" svg:y="76cm">
          <draw:text-box>
            <text:p><text:span text:style-name="T11">Q</text:span></text:p>
          </draw:text-box>
        </draw:frame>
        <draw:frame draw:style-name="gr97" draw:text-style-name="P24" xml:id="id69" draw:id="id69" draw:layer="layout" svg:width="1.793cm" svg:height="0.683cm" svg:x="9.207cm" svg:y="77.5cm">
          <draw:text-box>
            <text:p><text:span text:style-name="T13">CLEAR</text:span></text:p>
          </draw:text-box>
        </draw:frame>
        <draw:frame draw:style-name="gr132" draw:text-style-name="P25" xml:id="id66" draw:id="id66" draw:layer="layout" svg:width="5.104cm" svg:height="0.962cm" svg:x="5.646cm" svg:y="81.788cm">
          <draw:text-box>
            <text:p>START_BOTÃO</text:p>
          </draw:text-box>
        </draw:frame>
        <draw:connector draw:style-name="gr133" draw:text-style-name="P4" draw:layer="layout" svg:x1="8.198cm" svg:y1="81.788cm" svg:x2="9.25cm" svg:y2="75.856cm" draw:start-shape="id66" draw:start-glue-point="0" draw:end-shape="id67" draw:end-glue-point="3" svg:d="M8198 81788v-5932h1052" svg:viewBox="0 0 1053 5933">
          <text:p/>
        </draw:connector>
        <draw:connector draw:style-name="gr134" draw:text-style-name="P3" draw:layer="layout" svg:x1="15.5cm" svg:y1="76.356cm" svg:x2="0.265cm" svg:y2="74.719cm" draw:start-shape="id68" draw:start-glue-point="1" svg:d="M15500 76356h500v-1637h-15735" svg:viewBox="0 0 15736 1638">
          <text:p/>
        </draw:connector>
        <draw:connector draw:style-name="gr135" draw:text-style-name="P3" draw:layer="layout" svg:x1="0.159cm" svg:y1="77.841cm" svg:x2="9.207cm" svg:y2="77.841cm" draw:end-shape="id69" draw:end-glue-point="3" svg:d="M159 77841h9048" svg:viewBox="0 0 9049 1">
          <text:p/>
        </draw:connector>
        <draw:frame draw:style-name="gr136" draw:text-style-name="P25" draw:layer="layout" svg:width="4.143cm" svg:height="0.962cm" svg:x="0.5cm" svg:y="76.75cm">
          <draw:text-box>
            <text:p>CLR_START</text:p>
          </draw:text-box>
        </draw:frame>
        <draw:frame draw:style-name="gr137" draw:text-style-name="P25" draw:layer="layout" svg:width="2.526cm" svg:height="0.962cm" svg:x="0.357cm" svg:y="73.538cm">
          <draw:text-box>
            <text:p>START</text:p>
          </draw:text-box>
        </draw:frame>
        <draw:frame draw:style-name="gr129" draw:text-style-name="P27" draw:layer="layout" svg:width="4.045cm" svg:height="0.839cm" svg:x="0.205cm" svg:y="26.75cm">
          <draw:text-box>
            <text:p><text:span text:style-name="T10">PLAYER</text:span></text:p>
          </draw:text-box>
        </draw:frame>
        <draw:frame draw:style-name="gr127" draw:text-style-name="P27" draw:layer="layout" svg:width="4.384cm" svg:height="0.839cm" svg:x="0.341cm" svg:y="13.911cm">
          <draw:text-box>
            <text:p><text:span text:style-name="T10">CLR_MOEDA_2</text:span></text:p>
          </draw:text-box>
        </draw:frame>
        <draw:frame draw:style-name="gr138" draw:text-style-name="P27" draw:layer="layout" svg:width="4.155cm" svg:height="0.839cm" svg:x="0.091cm" svg:y="17.75cm">
          <draw:text-box>
            <text:p><text:span text:style-name="T10">M_1_MAIOR_2</text:span></text:p>
          </draw:text-box>
        </draw:frame>
        <draw:frame draw:style-name="gr139" draw:text-style-name="P27" draw:layer="layout" svg:width="4.388cm" svg:height="0.839cm" svg:x="0cm" svg:y="19.661cm">
          <draw:text-box>
            <text:p text:style-name="P29"><text:span text:style-name="T10">M_1_MENOR_2</text:span></text:p>
          </draw:text-box>
        </draw:frame>
        <draw:frame draw:style-name="gr140" draw:text-style-name="P27" draw:layer="layout" svg:width="2.593cm" svg:height="0.839cm" svg:x="0.091cm" svg:y="21.911cm">
          <draw:text-box>
            <text:p><text:span text:style-name="T10">EMPATE</text:span></text:p>
          </draw:text-box>
        </draw:frame>
        <draw:custom-shape draw:style-name="gr80" draw:text-style-name="P21" draw:layer="layout" svg:width="6.25cm" svg:height="4cm" svg:x="8.5cm" svg:y="85cm">
          <text:p text:style-name="P17"><text:span text:style-name="T10">TIMER</text:span></text:p>
          <draw:enhanced-geometry svg:viewBox="0 0 21600 21600" draw:type="rectangle" draw:enhanced-path="M 0 0 L 21600 0 21600 21600 0 21600 0 0 Z N"/>
        </draw:custom-shape>
        <draw:frame draw:style-name="gr64" draw:text-style-name="P19" draw:layer="layout" svg:width="1.5cm" svg:height="0.712cm" svg:x="8.5cm" svg:y="88.25cm">
          <draw:text-box>
            <text:p><text:span text:style-name="T11">CLK</text:span></text:p>
          </draw:text-box>
        </draw:frame>
        <draw:frame draw:style-name="gr64" draw:text-style-name="P19" xml:id="id70" draw:id="id70" draw:layer="layout" svg:width="0.75cm" svg:height="0.712cm" svg:x="14cm" svg:y="85.75cm">
          <draw:text-box>
            <text:p><text:span text:style-name="T11">Q</text:span></text:p>
          </draw:text-box>
        </draw:frame>
        <draw:frame draw:style-name="gr97" draw:text-style-name="P24" xml:id="id75" draw:id="id75" draw:layer="layout" svg:width="1.793cm" svg:height="0.683cm" svg:x="8.457cm" svg:y="87.25cm">
          <draw:text-box>
            <text:p><text:span text:style-name="T13">CLEAR</text:span></text:p>
          </draw:text-box>
        </draw:frame>
        <draw:custom-shape draw:style-name="gr80" draw:text-style-name="P21" draw:layer="layout" svg:width="6.25cm" svg:height="4cm" svg:x="18.75cm" svg:y="85cm">
          <text:p text:style-name="P17"><text:span text:style-name="T10">COMPARADOR</text:span></text:p>
          <text:p text:style-name="P17"><text:span text:style-name="T10">A &gt; B</text:span></text:p>
          <draw:enhanced-geometry svg:viewBox="0 0 21600 21600" draw:type="rectangle" draw:enhanced-path="M 0 0 L 21600 0 21600 21600 0 21600 0 0 Z N"/>
        </draw:custom-shape>
        <draw:frame draw:style-name="gr64" draw:text-style-name="P19" xml:id="id73" draw:id="id73" draw:layer="layout" svg:width="1.5cm" svg:height="0.712cm" svg:x="18.75cm" svg:y="88.25cm">
          <draw:text-box>
            <text:p><text:span text:style-name="T11">B</text:span></text:p>
          </draw:text-box>
        </draw:frame>
        <draw:frame draw:style-name="gr64" draw:text-style-name="P19" xml:id="id74" draw:id="id74" draw:layer="layout" svg:width="0.75cm" svg:height="0.712cm" svg:x="24.25cm" svg:y="86.538cm">
          <draw:text-box>
            <text:p><text:span text:style-name="T11">Q</text:span></text:p>
          </draw:text-box>
        </draw:frame>
        <draw:frame draw:style-name="gr97" draw:text-style-name="P24" xml:id="id71" draw:id="id71" draw:layer="layout" svg:width="1.793cm" svg:height="0.683cm" svg:x="18.75cm" svg:y="85.317cm">
          <draw:text-box>
            <text:p><text:span text:style-name="T13">A</text:span></text:p>
          </draw:text-box>
        </draw:frame>
        <draw:connector draw:style-name="gr141" draw:text-style-name="P3" draw:layer="layout" svg:x1="14.75cm" svg:y1="86.106cm" svg:x2="18.75cm" svg:y2="85.658cm" draw:start-shape="id70" draw:start-glue-point="1" draw:end-shape="id71" draw:end-glue-point="3" svg:d="M14750 86106h2000v-448h2000" svg:viewBox="0 0 4001 449">
          <text:p/>
        </draw:connector>
        <draw:frame draw:style-name="gr142" draw:text-style-name="P25" xml:id="id72" draw:id="id72" draw:layer="layout" svg:width="2.25cm" svg:height="1cm" svg:x="15.5cm" svg:y="87.75cm">
          <draw:text-box>
            <text:p>33 ms</text:p>
          </draw:text-box>
        </draw:frame>
        <draw:connector draw:style-name="gr143" draw:text-style-name="P3" draw:layer="layout" svg:x1="17.75cm" svg:y1="88.25cm" svg:x2="18.75cm" svg:y2="88.606cm" draw:start-shape="id72" draw:start-glue-point="1" draw:end-shape="id73" draw:end-glue-point="3" svg:d="M17750 88250h500v356h500" svg:viewBox="0 0 1001 357">
          <text:p/>
        </draw:connector>
        <draw:connector draw:style-name="gr144" draw:text-style-name="P3" draw:layer="layout" svg:x1="25cm" svg:y1="86.894cm" svg:x2="0.122cm" svg:y2="93.215cm" draw:start-shape="id74" draw:start-glue-point="1" svg:d="M25000 86894h500v6321h-25378" svg:viewBox="0 0 25379 6322">
          <text:p/>
        </draw:connector>
        <draw:connector draw:style-name="gr145" draw:text-style-name="P3" draw:layer="layout" svg:x1="0.855cm" svg:y1="87.597cm" svg:x2="8.457cm" svg:y2="87.591cm" draw:end-shape="id75" draw:end-glue-point="3" svg:d="M855 87597h3551v-6h4051" svg:viewBox="0 0 7603 7">
          <text:p/>
        </draw:connector>
        <draw:frame draw:style-name="gr146" draw:text-style-name="P25" draw:layer="layout" svg:width="4.096cm" svg:height="0.962cm" svg:x="0.107cm" svg:y="86.5cm">
          <draw:text-box>
            <text:p>CLR_TIMER</text:p>
          </draw:text-box>
        </draw:frame>
        <draw:frame draw:style-name="gr147" draw:text-style-name="P25" draw:layer="layout" svg:width="5.053cm" svg:height="0.962cm" svg:x="0.154cm" svg:y="91.788cm">
          <draw:text-box>
            <text:p>FRAME_TIMER</text:p>
          </draw:text-box>
        </draw:frame>
        <draw:frame draw:style-name="gr148" draw:text-style-name="P25" draw:layer="layout" svg:width="7.5cm" svg:height="0.962cm" svg:x="1cm" svg:y="34.75cm">
          <draw:text-box>
            <text:p>Q0_MOEDA</text:p>
          </draw:text-box>
        </draw:frame>
        <draw:frame draw:style-name="gr148" draw:text-style-name="P25" draw:layer="layout" svg:width="7.5cm" svg:height="0.962cm" svg:x="0.5cm" svg:y="46cm">
          <draw:text-box>
            <text:p>QO_OBSTACULO</text:p>
          </draw:text-box>
        </draw:frame>
        <draw:connector draw:style-name="gr149" draw:text-style-name="P3" draw:layer="layout" svg:x1="3.5cm" svg:y1="52.625cm" svg:x2="16.75cm" svg:y2="39.419cm" draw:start-shape="id76" draw:start-glue-point="1" draw:end-shape="id77" draw:end-glue-point="3" svg:d="M3500 52625h6625v-13206h6625" svg:viewBox="0 0 13251 13207">
          <text:p/>
        </draw:connector>
        <draw:custom-shape draw:style-name="gr80" draw:text-style-name="P21" draw:layer="measurelines" svg:width="6.25cm" svg:height="4cm" svg:x="15cm" svg:y="49cm">
          <text:p text:style-name="P17"><text:span text:style-name="T10">CONTADOR 2 B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19" xml:id="id78" draw:id="id78" draw:layer="measurelines" svg:width="1.5cm" svg:height="0.712cm" svg:x="15cm" svg:y="52.25cm">
          <draw:text-box>
            <text:p><text:span text:style-name="T11">CLK</text:span></text:p>
          </draw:text-box>
        </draw:frame>
        <draw:frame draw:style-name="gr64" draw:text-style-name="P19" xml:id="id79" draw:id="id79" draw:layer="measurelines" svg:width="0.75cm" svg:height="0.712cm" svg:x="20.5cm" svg:y="49.75cm">
          <draw:text-box>
            <text:p><text:span text:style-name="T11">Q</text:span></text:p>
          </draw:text-box>
        </draw:frame>
        <draw:connector draw:style-name="gr150" draw:text-style-name="P3" draw:layer="measurelines" svg:x1="3.5cm" svg:y1="52.625cm" svg:x2="15cm" svg:y2="52.606cm" draw:start-shape="id76" draw:start-glue-point="1" draw:end-shape="id78" draw:end-glue-point="3" svg:d="M3500 52625h5750v-19h5750" svg:viewBox="0 0 11501 20">
          <text:p/>
        </draw:connector>
        <draw:custom-shape draw:style-name="gr151" draw:text-style-name="P21" draw:layer="measurelines" svg:width="6.25cm" svg:height="3.75cm" svg:x="22.75cm" svg:y="42.75cm">
          <text:p text:style-name="P17"><text:span text:style-name="T10">!(Q0 &amp; Q1) &amp; OUT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9" xml:id="id83" draw:id="id83" draw:layer="measurelines" svg:width="0.658cm" svg:height="0.75cm" svg:x="28.25cm" svg:y="44.25cm">
          <draw:text-box>
            <text:p><text:span text:style-name="T11">Q</text:span></text:p>
          </draw:text-box>
        </draw:frame>
        <draw:frame draw:style-name="gr152" draw:text-style-name="P19" xml:id="id82" draw:id="id82" draw:layer="measurelines" svg:width="1.117cm" svg:height="0.683cm" svg:x="22.787cm" svg:y="43.288cm">
          <draw:text-box>
            <text:p><text:span text:style-name="T11">A</text:span></text:p>
          </draw:text-box>
        </draw:frame>
        <draw:frame draw:style-name="gr104" draw:text-style-name="P19" xml:id="id80" draw:id="id80" draw:layer="measurelines" svg:width="1.388cm" svg:height="0.683cm" svg:x="22.75cm" svg:y="45cm">
          <draw:text-box>
            <text:p><text:span text:style-name="T11">B</text:span></text:p>
          </draw:text-box>
        </draw:frame>
        <draw:connector draw:style-name="gr153" draw:text-style-name="P3" draw:layer="measurelines" svg:x1="21.25cm" svg:y1="50.106cm" svg:x2="22.75cm" svg:y2="45.341cm" draw:start-shape="id79" draw:start-glue-point="1" draw:end-shape="id80" draw:end-glue-point="3" svg:d="M21250 50106h750v-4765h750" svg:viewBox="0 0 1501 4766">
          <text:p/>
        </draw:connector>
        <draw:connector draw:style-name="gr154" draw:text-style-name="P3" draw:layer="measurelines" svg:x1="28.281cm" svg:y1="39.33cm" svg:x2="22.787cm" svg:y2="43.629cm" draw:start-shape="id81" draw:start-glue-point="1" draw:end-shape="id82" draw:end-glue-point="3" svg:d="M28281 39330h500v2189h-6494v2110h500" svg:viewBox="0 0 6495 4300">
          <text:p/>
        </draw:connector>
        <draw:connector draw:style-name="gr155" draw:text-style-name="P3" draw:layer="measurelines" draw:line-skew="-0.329cm" svg:x1="28.908cm" svg:y1="44.625cm" svg:x2="34.25cm" svg:y2="38.144cm" draw:start-shape="id83" draw:start-glue-point="1" draw:end-shape="id84" draw:end-glue-point="3" svg:d="M28908 44625h2342v-6481h3000" svg:viewBox="0 0 5343 6482">
          <text:p/>
        </draw:connector>
        <draw:connector draw:style-name="gr156" draw:text-style-name="P3" draw:layer="measurelines" draw:line-skew="-0.766cm" svg:x1="28.281cm" svg:y1="39.33cm" svg:x2="34.25cm" svg:y2="42.644cm" draw:start-shape="id81" draw:start-glue-point="1" draw:end-shape="id85" draw:end-glue-point="3" svg:d="M28281 39330h2219v3314h3750" svg:viewBox="0 0 5970 3315">
          <text:p/>
        </draw:connector>
        <draw:custom-shape draw:style-name="gr157" draw:text-style-name="P21" draw:layer="measurelines" svg:width="4.25cm" svg:height="2.5cm" svg:x="42cm" svg:y="49.5cm">
          <text:p text:style-name="P17"><text:span text:style-name="T10">Q0 &amp; Q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4" draw:text-style-name="P19" xml:id="id89" draw:id="id89" draw:layer="measurelines" svg:width="0.447cm" svg:height="0.683cm" svg:x="45.74cm" svg:y="50.5cm">
          <draw:text-box>
            <text:p><text:span text:style-name="T11">Q</text:span></text:p>
          </draw:text-box>
        </draw:frame>
        <draw:frame draw:style-name="gr77" draw:text-style-name="P19" xml:id="id87" draw:id="id87" draw:layer="measurelines" svg:width="0.76cm" svg:height="0.683cm" svg:x="42.025cm" svg:y="49.859cm">
          <draw:text-box>
            <text:p><text:span text:style-name="T11">A</text:span></text:p>
          </draw:text-box>
        </draw:frame>
        <draw:frame draw:style-name="gr104" draw:text-style-name="P19" xml:id="id86" draw:id="id86" draw:layer="measurelines" svg:width="0.944cm" svg:height="0.683cm" svg:x="42cm" svg:y="51cm">
          <draw:text-box>
            <text:p><text:span text:style-name="T11">B</text:span></text:p>
          </draw:text-box>
        </draw:frame>
        <draw:connector draw:style-name="gr158" draw:text-style-name="P3" draw:layer="measurelines" draw:line-skew="8cm" svg:x1="21.25cm" svg:y1="50.106cm" svg:x2="42cm" svg:y2="51.341cm" draw:start-shape="id79" draw:start-glue-point="1" draw:end-shape="id86" draw:end-glue-point="3" svg:d="M21250 50106h18375v1235h2375" svg:viewBox="0 0 20751 1236">
          <text:p/>
        </draw:connector>
        <draw:connector draw:style-name="gr159" draw:text-style-name="P3" draw:layer="measurelines" svg:x1="21.25cm" svg:y1="50.106cm" svg:x2="42.025cm" svg:y2="50.2cm" draw:start-shape="id79" draw:start-glue-point="1" draw:end-shape="id87" draw:end-glue-point="3" svg:d="M21250 50106h10388v94h10387" svg:viewBox="0 0 20776 95">
          <text:p/>
        </draw:connector>
        <draw:connector draw:style-name="gr160" draw:text-style-name="P3" draw:layer="measurelines" draw:line-skew="-11.516cm" svg:x1="28.281cm" svg:y1="39.33cm" svg:x2="54.25cm" svg:y2="52.733cm" draw:start-shape="id81" draw:start-glue-point="1" draw:end-shape="id88" draw:end-glue-point="3" svg:d="M28281 39330h1469v13403h24500" svg:viewBox="0 0 25970 13404">
          <text:p/>
        </draw:connector>
        <draw:connector draw:style-name="gr161" draw:text-style-name="P3" draw:layer="measurelines" svg:x1="46.187cm" svg:y1="50.841cm" svg:x2="54.25cm" svg:y2="48.233cm" draw:start-shape="id89" draw:start-glue-point="1" draw:end-shape="id90" draw:end-glue-point="3" svg:d="M46187 50841h4048v-2608h4015" svg:viewBox="0 0 8064 2609">
          <text:p/>
        </draw:connector>
        <draw:connector draw:style-name="gr162" draw:text-style-name="P3" draw:layer="measurelines" svg:x1="0.133cm" svg:y1="60.987cm" svg:x2="82.153cm" svg:y2="60.987cm" svg:d="M133 60987h82020" svg:viewBox="0 0 82021 1">
          <text:p/>
        </draw:connector>
        <draw:frame draw:style-name="gr163" draw:text-style-name="P25" draw:layer="measurelines" svg:width="1.946cm" svg:height="0.962cm" svg:x="0.942cm" svg:y="60.038cm">
          <draw:text-box>
            <text:p>CMD</text:p>
          </draw:text-box>
        </draw:frame>
        <draw:frame draw:style-name="gr26" draw:text-style-name="P25" xml:id="id76" draw:id="id76" draw:layer="layout" svg:width="2.75cm" svg:height="1.25cm" svg:x="0.75cm" svg:y="52cm">
          <draw:text-box>
            <text:p>lfsr_shf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00" draw:display-name="Pontas das setas 100" svg:viewBox="0 0 20 20" svg:d="M0 20l10-20 10 20z"/>
    <draw:marker draw:name="Pontas_20_das_20_setas_20_102" draw:display-name="Pontas das setas 102" svg:viewBox="0 0 20 20" svg:d="M0 20l10-20 10 20z"/>
    <draw:marker draw:name="Pontas_20_das_20_setas_20_103" draw:display-name="Pontas das setas 103" svg:viewBox="0 0 20 20" svg:d="M0 20l10-20 10 20z"/>
    <draw:marker draw:name="Pontas_20_das_20_setas_20_104" draw:display-name="Pontas das setas 104" svg:viewBox="0 0 20 20" svg:d="M0 20l10-20 10 20z"/>
    <draw:marker draw:name="Pontas_20_das_20_setas_20_105" draw:display-name="Pontas das setas 105" svg:viewBox="0 0 20 20" svg:d="M0 20l10-20 10 20z"/>
    <draw:marker draw:name="Pontas_20_das_20_setas_20_106" draw:display-name="Pontas das setas 106" svg:viewBox="0 0 20 20" svg:d="M0 20l10-20 10 20z"/>
    <draw:marker draw:name="Pontas_20_das_20_setas_20_107" draw:display-name="Pontas das setas 107" svg:viewBox="0 0 20 20" svg:d="M0 20l10-20 10 20z"/>
    <draw:marker draw:name="Pontas_20_das_20_setas_20_108" draw:display-name="Pontas das setas 108" svg:viewBox="0 0 20 20" svg:d="M0 20l10-20 10 20z"/>
    <draw:marker draw:name="Pontas_20_das_20_setas_20_109" draw:display-name="Pontas das setas 109" svg:viewBox="0 0 20 20" svg:d="M0 20l10-20 10 20z"/>
    <draw:marker draw:name="Pontas_20_das_20_setas_20_11" draw:display-name="Pontas das setas 11" svg:viewBox="0 0 20 20" svg:d="M0 20l10-20 10 20z"/>
    <draw:marker draw:name="Pontas_20_das_20_setas_20_110" draw:display-name="Pontas das setas 110" svg:viewBox="0 0 20 20" svg:d="M0 20l10-20 10 20z"/>
    <draw:marker draw:name="Pontas_20_das_20_setas_20_111" draw:display-name="Pontas das setas 111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0" draw:display-name="Pontas das setas 20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25" draw:display-name="Pontas das setas 25" svg:viewBox="0 0 20 20" svg:d="M0 20l10-20 10 20z"/>
    <draw:marker draw:name="Pontas_20_das_20_setas_20_27" draw:display-name="Pontas das setas 27" svg:viewBox="0 0 20 20" svg:d="M0 20l10-20 10 20z"/>
    <draw:marker draw:name="Pontas_20_das_20_setas_20_28" draw:display-name="Pontas das setas 28" svg:viewBox="0 0 20 20" svg:d="M0 20l10-20 10 20z"/>
    <draw:marker draw:name="Pontas_20_das_20_setas_20_29" draw:display-name="Pontas das setas 29" svg:viewBox="0 0 20 20" svg:d="M0 20l10-20 10 20z"/>
    <draw:marker draw:name="Pontas_20_das_20_setas_20_3" draw:display-name="Pontas das setas 3" svg:viewBox="0 0 20 20" svg:d="M0 20l10-20 10 20z"/>
    <draw:marker draw:name="Pontas_20_das_20_setas_20_31" draw:display-name="Pontas das setas 31" svg:viewBox="0 0 20 20" svg:d="M0 20l10-20 10 20z"/>
    <draw:marker draw:name="Pontas_20_das_20_setas_20_32" draw:display-name="Pontas das setas 32" svg:viewBox="0 0 20 20" svg:d="M0 20l10-20 10 20z"/>
    <draw:marker draw:name="Pontas_20_das_20_setas_20_33" draw:display-name="Pontas das setas 33" svg:viewBox="0 0 20 20" svg:d="M0 20l10-20 10 20z"/>
    <draw:marker draw:name="Pontas_20_das_20_setas_20_34" draw:display-name="Pontas das setas 34" svg:viewBox="0 0 20 20" svg:d="M0 20l10-20 10 20z"/>
    <draw:marker draw:name="Pontas_20_das_20_setas_20_35" draw:display-name="Pontas das setas 35" svg:viewBox="0 0 20 20" svg:d="M0 20l10-20 10 20z"/>
    <draw:marker draw:name="Pontas_20_das_20_setas_20_38" draw:display-name="Pontas das setas 38" svg:viewBox="0 0 20 20" svg:d="M0 20l10-20 10 20z"/>
    <draw:marker draw:name="Pontas_20_das_20_setas_20_4" draw:display-name="Pontas das setas 4" svg:viewBox="0 0 20 20" svg:d="M0 20l10-20 10 20z"/>
    <draw:marker draw:name="Pontas_20_das_20_setas_20_41" draw:display-name="Pontas das setas 41" svg:viewBox="0 0 20 20" svg:d="M0 20l10-20 10 20z"/>
    <draw:marker draw:name="Pontas_20_das_20_setas_20_43" draw:display-name="Pontas das setas 43" svg:viewBox="0 0 20 20" svg:d="M0 20l10-20 10 20z"/>
    <draw:marker draw:name="Pontas_20_das_20_setas_20_44" draw:display-name="Pontas das setas 44" svg:viewBox="0 0 20 20" svg:d="M0 20l10-20 10 20z"/>
    <draw:marker draw:name="Pontas_20_das_20_setas_20_46" draw:display-name="Pontas das setas 46" svg:viewBox="0 0 20 20" svg:d="M0 20l10-20 10 20z"/>
    <draw:marker draw:name="Pontas_20_das_20_setas_20_47" draw:display-name="Pontas das setas 47" svg:viewBox="0 0 20 20" svg:d="M0 20l10-20 10 20z"/>
    <draw:marker draw:name="Pontas_20_das_20_setas_20_48" draw:display-name="Pontas das setas 48" svg:viewBox="0 0 20 20" svg:d="M0 20l10-20 10 20z"/>
    <draw:marker draw:name="Pontas_20_das_20_setas_20_5" draw:display-name="Pontas das setas 5" svg:viewBox="0 0 20 20" svg:d="M0 20l10-20 10 20z"/>
    <draw:marker draw:name="Pontas_20_das_20_setas_20_50" draw:display-name="Pontas das setas 50" svg:viewBox="0 0 20 20" svg:d="M0 20l10-20 10 20z"/>
    <draw:marker draw:name="Pontas_20_das_20_setas_20_51" draw:display-name="Pontas das setas 51" svg:viewBox="0 0 20 20" svg:d="M0 20l10-20 10 20z"/>
    <draw:marker draw:name="Pontas_20_das_20_setas_20_52" draw:display-name="Pontas das setas 52" svg:viewBox="0 0 20 20" svg:d="M0 20l10-20 10 20z"/>
    <draw:marker draw:name="Pontas_20_das_20_setas_20_53" draw:display-name="Pontas das setas 53" svg:viewBox="0 0 20 20" svg:d="M0 20l10-20 10 20z"/>
    <draw:marker draw:name="Pontas_20_das_20_setas_20_55" draw:display-name="Pontas das setas 55" svg:viewBox="0 0 20 20" svg:d="M0 20l10-20 10 20z"/>
    <draw:marker draw:name="Pontas_20_das_20_setas_20_56" draw:display-name="Pontas das setas 56" svg:viewBox="0 0 20 20" svg:d="M0 20l10-20 10 20z"/>
    <draw:marker draw:name="Pontas_20_das_20_setas_20_57" draw:display-name="Pontas das setas 57" svg:viewBox="0 0 20 20" svg:d="M0 20l10-20 10 20z"/>
    <draw:marker draw:name="Pontas_20_das_20_setas_20_58" draw:display-name="Pontas das setas 58" svg:viewBox="0 0 20 20" svg:d="M0 20l10-20 10 20z"/>
    <draw:marker draw:name="Pontas_20_das_20_setas_20_6" draw:display-name="Pontas das setas 6" svg:viewBox="0 0 20 20" svg:d="M0 20l10-20 10 20z"/>
    <draw:marker draw:name="Pontas_20_das_20_setas_20_61" draw:display-name="Pontas das setas 61" svg:viewBox="0 0 20 20" svg:d="M0 20l10-20 10 20z"/>
    <draw:marker draw:name="Pontas_20_das_20_setas_20_63" draw:display-name="Pontas das setas 63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ontas_20_das_20_setas_20_64" draw:display-name="Pontas das setas 64" svg:viewBox="0 0 20 20" svg:d="M0 20l10-20 10 20z"/>
    <draw:marker draw:name="Pontas_20_das_20_setas_20_65" draw:display-name="Pontas das setas 65" svg:viewBox="0 0 20 20" svg:d="M0 20l10-20 10 20z"/>
    <draw:marker draw:name="Pontas_20_das_20_setas_20_66" draw:display-name="Pontas das setas 66" svg:viewBox="0 0 20 20" svg:d="M0 20l10-20 10 20z"/>
    <draw:marker draw:name="Pontas_20_das_20_setas_20_68" draw:display-name="Pontas das setas 68" svg:viewBox="0 0 20 20" svg:d="M0 20l10-20 10 20z"/>
    <draw:marker draw:name="Pontas_20_das_20_setas_20_70" draw:display-name="Pontas das setas 70" svg:viewBox="0 0 20 20" svg:d="M0 20l10-20 10 20z"/>
    <draw:marker draw:name="Pontas_20_das_20_setas_20_72" draw:display-name="Pontas das setas 72" svg:viewBox="0 0 20 20" svg:d="M0 20l10-20 10 20z"/>
    <draw:marker draw:name="Pontas_20_das_20_setas_20_73" draw:display-name="Pontas das setas 73" svg:viewBox="0 0 20 20" svg:d="M0 20l10-20 10 20z"/>
    <draw:marker draw:name="Pontas_20_das_20_setas_20_74" draw:display-name="Pontas das setas 74" svg:viewBox="0 0 20 20" svg:d="M0 20l10-20 10 20z"/>
    <draw:marker draw:name="Pontas_20_das_20_setas_20_77" draw:display-name="Pontas das setas 77" svg:viewBox="0 0 20 20" svg:d="M0 20l10-20 10 20z"/>
    <draw:marker draw:name="Pontas_20_das_20_setas_20_78" draw:display-name="Pontas das setas 78" svg:viewBox="0 0 20 20" svg:d="M0 20l10-20 10 20z"/>
    <draw:marker draw:name="Pontas_20_das_20_setas_20_79" draw:display-name="Pontas das setas 79" svg:viewBox="0 0 20 20" svg:d="M0 20l10-20 10 20z"/>
    <draw:marker draw:name="Pontas_20_das_20_setas_20_80" draw:display-name="Pontas das setas 80" svg:viewBox="0 0 20 20" svg:d="M0 20l10-20 10 20z"/>
    <draw:marker draw:name="Pontas_20_das_20_setas_20_81" draw:display-name="Pontas das setas 81" svg:viewBox="0 0 20 20" svg:d="M0 20l10-20 10 20z"/>
    <draw:marker draw:name="Pontas_20_das_20_setas_20_82" draw:display-name="Pontas das setas 82" svg:viewBox="0 0 20 20" svg:d="M0 20l10-20 10 20z"/>
    <draw:marker draw:name="Pontas_20_das_20_setas_20_84" draw:display-name="Pontas das setas 84" svg:viewBox="0 0 20 20" svg:d="M0 20l10-20 10 20z"/>
    <draw:marker draw:name="Pontas_20_das_20_setas_20_85" draw:display-name="Pontas das setas 85" svg:viewBox="0 0 20 20" svg:d="M0 20l10-20 10 20z"/>
    <draw:marker draw:name="Pontas_20_das_20_setas_20_86" draw:display-name="Pontas das setas 86" svg:viewBox="0 0 20 20" svg:d="M0 20l10-20 10 20z"/>
    <draw:marker draw:name="Pontas_20_das_20_setas_20_87" draw:display-name="Pontas das setas 87" svg:viewBox="0 0 20 20" svg:d="M0 20l10-20 10 20z"/>
    <draw:marker draw:name="Pontas_20_das_20_setas_20_88" draw:display-name="Pontas das setas 88" svg:viewBox="0 0 20 20" svg:d="M0 20l10-20 10 20z"/>
    <draw:marker draw:name="Pontas_20_das_20_setas_20_9" draw:display-name="Pontas das setas 9" svg:viewBox="0 0 20 20" svg:d="M0 20l10-20 10 20z"/>
    <draw:marker draw:name="Pontas_20_das_20_setas_20_90" draw:display-name="Pontas das setas 90" svg:viewBox="0 0 20 20" svg:d="M0 20l10-20 10 20z"/>
    <draw:marker draw:name="Pontas_20_das_20_setas_20_91" draw:display-name="Pontas das setas 91" svg:viewBox="0 0 20 20" svg:d="M0 20l10-20 10 20z"/>
    <draw:marker draw:name="Pontas_20_das_20_setas_20_92" draw:display-name="Pontas das setas 92" svg:viewBox="0 0 20 20" svg:d="M0 20l10-20 10 20z"/>
    <draw:marker draw:name="Pontas_20_das_20_setas_20_93" draw:display-name="Pontas das setas 93" svg:viewBox="0 0 20 20" svg:d="M0 20l10-20 10 20z"/>
    <draw:marker draw:name="Pontas_20_das_20_setas_20_94" draw:display-name="Pontas das setas 94" svg:viewBox="0 0 20 20" svg:d="M0 20l10-20 10 20z"/>
    <draw:marker draw:name="Pontas_20_das_20_setas_20_95" draw:display-name="Pontas das setas 95" svg:viewBox="0 0 20 20" svg:d="M0 20l10-20 10 20z"/>
    <draw:marker draw:name="Pontas_20_das_20_setas_20_96" draw:display-name="Pontas das setas 96" svg:viewBox="0 0 20 20" svg:d="M0 20l10-20 10 20z"/>
    <draw:marker draw:name="Pontas_20_das_20_setas_20_97" draw:display-name="Pontas das setas 97" svg:viewBox="0 0 20 20" svg:d="M0 20l10-20 10 20z"/>
    <draw:marker draw:name="Pontas_20_das_20_setas_20_98" draw:display-name="Pontas das setas 98" svg:viewBox="0 0 20 20" svg:d="M0 20l10-20 10 20z"/>
    <draw:marker draw:name="Pontas_20_das_20_setas_20_99" draw:display-name="Pontas das setas 9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30T00:42:29.329000000</meta:creation-date>
    <dc:date>2022-12-16T03:27:55.399000000</dc:date>
    <meta:editing-duration>PT13H59M24S</meta:editing-duration>
    <meta:editing-cycles>10</meta:editing-cycles>
    <meta:generator>LibreOffice/7.4.3.2$Windows_X86_64 LibreOffice_project/1048a8393ae2eeec98dff31b5c133c5f1d08b890</meta:generator>
    <meta:document-statistic meta:object-count="292"/>
  </office:meta>
</office:document-meta>
</file>